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1" svg:font-family="Tahoma, Lucidasans"/>
    <style:font-face style:name="Times" svg:font-family="Times, 'Times New Roman'"/>
    <style:font-face style:name="Luxi Mono" svg:font-family="'Luxi Mono'" style:font-family-generic="modern"/>
    <style:font-face style:name="Nimbus Mono L" svg:font-family="'Nimbus Mono L', 'Courier New'" style:font-family-generic="modern"/>
    <style:font-face style:name="Helvetica" svg:font-family="Helvetica, Arial" style:font-family-generic="swiss"/>
    <style:font-face style:name="DejaVu Sans" svg:font-family="'DejaVu Sans'" style:font-pitch="variable"/>
    <style:font-face style:name="HG Mincho Light J" svg:font-family="'HG Mincho Light J', msmincho" style:font-pitch="variable"/>
    <style:font-face style:name="Nimbus Sans L1" svg:font-family="'Nimbus Sans L', Arial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73cm" table:align="left" style:writing-mode="lr-tb"/>
    </style:style>
    <style:style style:name="Tabla1.A" style:family="table-column">
      <style:table-column-properties style:column-width="17.07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6e6e6" fo:padding="0.097cm" fo:border-left="0.1pt solid #000000" fo:border-right="0.1pt solid #000000" fo:border-top="0.1pt solid #000000" fo:border-bottom="none" style:writing-mode="lr-tb">
        <style:background-image/>
      </style:table-cell-properties>
    </style:style>
    <style:style style:name="Tabla1.A2" style:family="table-cell">
      <style:table-cell-properties style:vertical-align="top" fo:background-color="#e6e6e6" fo:padding="0.097cm" fo:border-left="0.1pt solid #000000" fo:border-right="0.1pt solid #000000" fo:border-top="none" fo:border-bottom="none" style:writing-mode="lr-tb">
        <style:background-image/>
      </style:table-cell-properties>
    </style:style>
    <style:style style:name="Tabla1.A6" style:family="table-cell">
      <style:table-cell-properties style:vertical-align="top" fo:background-color="#e6e6e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  <style:text-properties fo:color="#000000" style:font-name="Times1" fo:font-size="12pt" fo:language="es" fo:country="ES" fo:font-style="normal" fo:font-weight="normal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2" style:family="paragraph" style:parent-style-name="Standard">
      <style:paragraph-properties style:line-height-at-least="0.353cm" fo:text-align="justify" style:justify-single-word="false" style:text-autospace="none"/>
      <style:text-properties fo:color="#000000" style:font-name="Times1" fo:font-size="12pt" fo:language="es" fo:country="ES" fo:font-style="normal" fo:font-weight="normal" officeooo:paragraph-rsid="000aef79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3" style:family="paragraph" style:parent-style-name="Standard">
      <style:paragraph-properties style:line-height-at-least="0.353cm" fo:text-align="justify" style:justify-single-word="false" style:text-autospace="none"/>
      <style:text-properties fo:color="#000000" style:font-name="Times1" fo:font-size="12pt" fo:language="es" fo:country="ES" fo:font-style="normal" fo:font-weight="normal" officeooo:paragraph-rsid="000c8a04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4" style:family="paragraph" style:parent-style-name="Standard">
      <style:paragraph-properties style:line-height-at-least="0.353cm" fo:text-align="justify" style:justify-single-word="false" style:text-autospace="none"/>
      <style:text-properties fo:color="#000000" style:font-name="Times1" fo:font-size="12pt" fo:language="es" fo:country="ES" fo:font-style="normal" fo:font-weight="normal" officeooo:rsid="000fa6c6" officeooo:paragraph-rsid="000fa6c6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5" style:family="paragraph" style:parent-style-name="Standard">
      <style:paragraph-properties style:line-height-at-least="0.353cm" fo:text-align="justify" style:justify-single-word="false" style:text-autospace="none"/>
      <style:text-properties fo:color="#000000" style:font-name="Times1" fo:font-size="12pt" fo:language="es" fo:country="ES" fo:font-style="normal" fo:font-weight="normal" officeooo:paragraph-rsid="000aef79" fo:background-color="transparent" style:font-name-asian="Nimbus Roman No9 L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6" style:family="paragraph" style:parent-style-name="Standard">
      <style:paragraph-properties style:line-height-at-least="0.353cm" fo:text-align="justify" style:justify-single-word="false" style:text-autospace="none"/>
      <style:text-properties fo:color="#000000" style:font-name="Times1" fo:font-size="12pt" fo:language="es" fo:country="ES" fo:font-style="normal" fo:font-weight="normal" officeooo:paragraph-rsid="000aef79" fo:background-color="transparent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7" style:family="paragraph" style:parent-style-name="Standard">
      <style:paragraph-properties style:line-height-at-least="0.353cm" fo:text-align="justify" style:justify-single-word="false" style:text-autospace="none"/>
      <style:text-properties fo:color="#0000ff" style:font-name="Times1" fo:font-size="12pt" fo:language="es" fo:country="ES" fo:font-style="normal" fo:font-weight="normal" officeooo:rsid="000fa6c6" officeooo:paragraph-rsid="000fa6c6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8" style:family="paragraph" style:parent-style-name="Standard">
      <style:paragraph-properties style:line-height-at-least="0.353cm" fo:text-align="justify" style:justify-single-word="false" style:text-autospace="none"/>
      <style:text-properties fo:color="#0000ff" style:font-name="Times1" fo:font-size="12pt" fo:language="es" fo:country="ES" fo:font-style="normal" fo:font-weight="normal" officeooo:rsid="000fa6c6" officeooo:paragraph-rsid="00100a96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9" style:family="paragraph" style:parent-style-name="Standard">
      <style:paragraph-properties fo:margin-left="2.205cm" fo:margin-right="0cm" fo:text-indent="0cm" style:auto-text-indent="false" style:snap-to-layout-grid="false"/>
      <style:text-properties fo:color="#000000" style:font-name="Times1" fo:font-size="12pt" fo:language="es" fo:country="ES" fo:font-style="normal" fo:font-weight="normal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10" style:family="paragraph" style:parent-style-name="Standard">
      <style:paragraph-properties fo:margin-left="2.205cm" fo:margin-right="0cm" style:line-height-at-least="0.353cm" fo:text-align="justify" style:justify-single-word="false" fo:text-indent="0cm" style:auto-text-indent="false" style:text-autospace="none"/>
      <style:text-properties fo:color="#000000" style:font-name="Times1" fo:font-size="12pt" fo:language="es" fo:country="ES" fo:font-style="normal" fo:font-weight="normal" officeooo:paragraph-rsid="000aef79" fo:background-color="transparent" style:font-name-asian="Nimbus Roman No9 L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1" style:family="paragraph" style:parent-style-name="Standard">
      <style:paragraph-properties fo:margin-left="2.205cm" fo:margin-right="0cm" style:line-height-at-least="0.353cm" fo:text-align="justify" style:justify-single-word="false" fo:text-indent="0cm" style:auto-text-indent="false" style:text-autospace="none"/>
      <style:text-properties fo:color="#000000" style:font-name="Times1" fo:font-size="12pt" fo:language="es" fo:country="ES" fo:font-style="normal" fo:font-weight="normal" officeooo:paragraph-rsid="000aef79" fo:background-color="transparent" style:font-name-asian="Nimbus Roman No9 L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12" style:family="paragraph" style:parent-style-name="Standard">
      <style:paragraph-properties fo:margin-left="2.205cm" fo:margin-right="0cm" style:line-height-at-least="0.353cm" fo:text-align="justify" style:justify-single-word="false" fo:text-indent="0cm" style:auto-text-indent="false" style:text-autospace="none"/>
      <style:text-properties fo:color="#000000" fo:font-size="12pt" fo:language="es" fo:country="ES" fo:font-weight="normal" officeooo:paragraph-rsid="000aef79" style:font-size-asian="12pt" style:language-asian="zxx" style:country-asian="none" style:font-weight-asian="normal" style:font-size-complex="12pt" style:language-complex="zxx" style:country-complex="none"/>
    </style:style>
    <style:style style:name="P13" style:family="paragraph" style:parent-style-name="Standard">
      <style:paragraph-properties fo:margin-left="0cm" fo:margin-right="0cm" fo:text-indent="0.661cm" style:auto-text-indent="false"/>
      <style:text-properties fo:color="#000000" style:font-name="Times1" fo:font-size="12pt" fo:language="es" fo:country="ES" fo:font-style="normal" fo:font-weight="normal" officeooo:paragraph-rsid="000aef79" fo:background-color="transparent" style:font-size-asian="12pt" style:font-style-asian="normal" style:font-weight-asian="normal" style:font-size-complex="12pt" style:language-complex="zxx" style:country-complex="none"/>
    </style:style>
    <style:style style:name="P14" style:family="paragraph" style:parent-style-name="Predeterminado_7e_LT_7e_Gliederung_20_1">
      <style:paragraph-properties fo:margin-left="0cm" fo:margin-right="0cm" style:line-height-at-least="0.176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1" fo:font-size="12pt" fo:language="es" fo:country="ES" fo:font-style="normal" fo:text-shadow="none" style:text-underline-style="none" fo:font-weight="normal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0pt" style:language-complex="zxx" style:country-complex="none" style:font-style-complex="normal" style:font-weight-complex="normal" style:text-emphasize="none"/>
    </style:style>
    <style:style style:name="P15" style:family="paragraph" style:parent-style-name="Predeterminado_7e_LT_7e_Gliederung_20_1">
      <style:paragraph-properties fo:margin-left="0cm" fo:margin-right="0cm" style:line-height-at-least="0.176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1" fo:font-size="12pt" fo:language="es" fo:country="ES" fo:font-style="normal" fo:text-shadow="none" style:text-underline-style="none" fo:font-weight="normal" fo:background-color="transparent" style:font-size-asian="12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/>
    </style:style>
    <style:style style:name="P16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 style:text-autospace="none"/>
      <style:text-properties fo:color="#000000" style:text-outline="false" style:text-line-through-style="none" style:text-line-through-type="none" style:font-name="Times1" fo:font-size="12pt" fo:language="es" fo:country="ES" fo:font-style="normal" fo:text-shadow="none" style:text-underline-style="none" fo:font-weight="normal" officeooo:paragraph-rsid="000aef79" fo:background-color="transparent" style:font-name-asian="Nimbus Roman No9 L" style:font-size-asian="12pt" style:language-asian="zxx" style:country-asian="none" style:font-style-asian="normal" style:font-weight-asian="normal" style:font-name-complex="Times1" style:font-size-complex="12pt" style:language-complex="zxx" style:country-complex="none" style:font-style-complex="normal" style:font-weight-complex="normal" style:text-emphasize="none"/>
    </style:style>
    <style:style style:name="P17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 style:text-autospace="none"/>
      <style:text-properties fo:color="#000000" style:text-outline="false" style:text-line-through-style="none" style:text-line-through-type="none" style:font-name="Times1" fo:font-size="12pt" fo:language="es" fo:country="ES" fo:font-style="normal" fo:text-shadow="none" style:text-underline-style="none" fo:font-weight="normal" officeooo:rsid="00100a96" officeooo:paragraph-rsid="00100a96" fo:background-color="transparent" style:font-name-asian="Nimbus Roman No9 L" style:font-size-asian="12pt" style:language-asian="zxx" style:country-asian="none" style:font-style-asian="normal" style:font-weight-asian="normal" style:font-name-complex="Times1" style:font-size-complex="12pt" style:language-complex="zxx" style:country-complex="none" style:font-style-complex="normal" style:font-weight-complex="normal" style:text-emphasize="none"/>
    </style:style>
    <style:style style:name="P18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 style:text-autospace="none"/>
      <style:text-properties fo:color="#0000ff" style:text-outline="false" style:text-line-through-style="none" style:text-line-through-type="none" style:font-name="Times1" fo:font-size="12pt" fo:language="es" fo:country="ES" fo:font-style="normal" fo:text-shadow="none" style:text-underline-style="none" fo:font-weight="normal" officeooo:rsid="000fa6c6" officeooo:paragraph-rsid="00100a96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 style:font-style-complex="normal" style:font-weight-complex="normal" style:text-emphasize="none"/>
    </style:style>
    <style:style style:name="P19" style:family="paragraph" style:parent-style-name="WW-Texto_20_independiente_20_3">
      <style:paragraph-properties fo:text-align="justify" style:justify-single-word="false"/>
      <style:text-properties fo:color="#000000" style:font-name="Times1" fo:font-size="12pt" fo:language="es" fo:country="ES" fo:font-style="normal" fo:font-weight="normal" officeooo:paragraph-rsid="000aef79" fo:background-color="transparent" style:font-name-asian="Nimbus Roman No9 L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20" style:family="paragraph" style:parent-style-name="WW-Texto_20_independiente_20_3">
      <style:paragraph-properties fo:text-align="justify" style:justify-single-word="false"/>
      <style:text-properties fo:color="#000000" style:font-name="Times1" fo:font-size="12pt" fo:language="es" fo:country="ES" fo:font-style="normal" fo:font-weight="normal" officeooo:rsid="000ee8a7" officeooo:paragraph-rsid="000ee8a7" fo:background-color="transparent" style:font-name-asian="Nimbus Roman No9 L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21" style:family="paragraph" style:parent-style-name="Heading_20_1" style:list-style-name="WW8Num2">
      <style:paragraph-properties fo:margin-left="1.249cm" fo:margin-right="0cm" fo:text-indent="0cm" style:auto-text-indent="false">
        <style:tab-stops>
          <style:tab-stop style:position="1.249cm"/>
          <style:tab-stop style:position="2.498cm"/>
        </style:tab-stops>
      </style:paragraph-properties>
      <style:text-properties fo:color="#000000" style:font-name="Times1" fo:font-size="12pt" fo:language="es" fo:country="ES" fo:font-style="normal" fo:font-weight="normal" officeooo:paragraph-rsid="000aef79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22" style:family="paragraph" style:parent-style-name="Standard" style:master-page-name="Standard">
      <style:paragraph-properties style:page-number="auto"/>
      <style:text-properties fo:color="#000000" style:font-name="Times1" fo:font-size="18pt" fo:language="es" fo:country="ES" fo:font-style="normal" fo:font-weight="normal" fo:background-color="transparent" style:font-name-asian="HG Mincho Light J" style:font-size-asian="18pt" style:language-asian="zxx" style:country-asian="none" style:font-style-asian="normal" style:font-weight-asian="normal" style:font-name-complex="Times1" style:font-size-complex="18pt" style:language-complex="zxx" style:country-complex="none"/>
    </style:style>
    <style:style style:name="P23" style:family="paragraph" style:parent-style-name="Standard">
      <style:paragraph-properties style:line-height-at-least="0.353cm" fo:text-align="justify" style:justify-single-word="false" style:text-autospace="none"/>
      <style:text-properties fo:color="#0000ff" style:font-name="Times1" fo:font-size="12pt" fo:language="es" fo:country="ES" fo:font-style="normal" fo:font-weight="normal" officeooo:rsid="000fa6c6" officeooo:paragraph-rsid="00100a96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24" style:family="paragraph" style:parent-style-name="Standard">
      <style:paragraph-properties style:line-height-at-least="0.353cm" fo:text-align="justify" style:justify-single-word="false" style:text-autospace="none"/>
      <style:text-properties fo:color="#0000ff" style:font-name="Times1" fo:font-size="12pt" fo:language="es" fo:country="ES" fo:font-style="normal" fo:font-weight="normal" officeooo:rsid="000fa6c6" officeooo:paragraph-rsid="000fa6c6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25" style:family="paragraph" style:parent-style-name="Standard">
      <style:paragraph-properties style:line-height-at-least="0.353cm" fo:text-align="justify" style:justify-single-word="false" style:text-autospace="none"/>
      <style:text-properties fo:color="#000000" style:font-name="Times1" fo:font-size="12pt" fo:language="es" fo:country="ES" fo:font-style="normal" fo:font-weight="normal" officeooo:paragraph-rsid="000aef79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P26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 style:text-autospace="none"/>
      <style:text-properties fo:color="#0000ff" style:font-name="Times1" fo:font-size="12pt" fo:language="es" fo:country="ES" fo:font-style="normal" fo:font-weight="normal" officeooo:rsid="000fa6c6" officeooo:paragraph-rsid="000fa6c6" fo:background-color="transparent" style:font-name-asian="HG Mincho Light J" style:font-size-asian="12pt" style:language-asian="zxx" style:country-asian="none" style:font-style-asian="normal" style:font-weight-asian="normal" style:font-name-complex="Times1" style:font-size-complex="12pt" style:language-complex="zxx" style:country-complex="none"/>
    </style:style>
    <style:style style:name="T1" style:family="text">
      <style:text-properties style:font-name-complex="Times1"/>
    </style:style>
    <style:style style:name="T2" style:family="text">
      <style:text-properties style:font-name-complex="Times1" style:font-weight-complex="normal"/>
    </style:style>
    <style:style style:name="T3" style:family="text">
      <style:text-properties style:font-name="Times1" fo:font-style="normal" fo:background-color="transparent" loext:char-shading-value="0" style:font-name-asian="Nimbus Roman No9 L" style:font-style-asian="normal" style:font-name-complex="Times1"/>
    </style:style>
    <style:style style:name="T4" style:family="text">
      <style:text-properties officeooo:rsid="000aef79" style:font-name-asian="HG Mincho Light J" style:language-asian="zxx" style:country-asian="none" style:font-name-complex="Times1"/>
    </style:style>
    <style:style style:name="T5" style:family="text">
      <style:text-properties officeooo:rsid="00132c66" style:font-name-asian="HG Mincho Light J" style:language-asian="zxx" style:country-asian="none" style:font-name-complex="Times1"/>
    </style:style>
    <style:style style:name="T6" style:family="text">
      <style:text-properties style:font-name-asian="HG Mincho Light J" style:font-name-complex="Arial Unicode MS" style:font-weight-complex="normal"/>
    </style:style>
    <style:style style:name="T7" style:family="text">
      <style:text-properties style:font-name-asian="HG Mincho Light J" style:font-name-complex="Times1"/>
    </style:style>
    <style:style style:name="T8" style:family="text">
      <style:text-properties style:font-name-asian="Arial Unicode MS" style:language-asian="es" style:country-asian="ES" style:font-name-complex="Times1"/>
    </style:style>
    <style:style style:name="T9" style:family="text">
      <style:text-properties style:font-name-asian="Times1" style:font-name-complex="Times1"/>
    </style:style>
    <style:style style:name="T10" style:family="text">
      <style:text-properties style:font-name-asian="Nimbus Roman No9 L" style:font-name-complex="Times1"/>
    </style:style>
    <style:style style:name="T11" style:family="text">
      <style:text-properties officeooo:rsid="000aef79"/>
    </style:style>
    <style:style style:name="T12" style:family="text">
      <style:text-properties officeooo:rsid="000cfe26"/>
    </style:style>
    <style:style style:name="T13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AKTIKA: Cko Liburutegiak eta Proiektu berriak sortu (II)</text:p>
      <table:table table:name="Tabla1" table:style-name="Tabla1">
        <table:table-column table:style-name="Tabla1.A"/>
        <table:table-header-rows>
          <table:table-row table:style-name="Tabla1.1">
            <table:table-cell table:style-name="Tabla1.A1" office:value-type="string">
              <text:p text:style-name="P1">Helburuak: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9">-Cko komandoak erabili</text:p>
          </table:table-cell>
        </table:table-row>
        <table:table-row table:style-name="Tabla1.1">
          <table:table-cell table:style-name="Tabla1.A2" office:value-type="string">
            <text:p text:style-name="P9">-Cko liburutegiak eta erazagupen edo prototipo fitxategiak</text:p>
          </table:table-cell>
        </table:table-row>
        <table:table-row table:style-name="Tabla1.1">
          <table:table-cell table:style-name="Tabla1.A2" office:value-type="string">
            <text:p text:style-name="P9">-Aurre-konpiladorea eta konpiladorea</text:p>
          </table:table-cell>
        </table:table-row>
        <table:table-row table:style-name="Tabla1.1">
          <table:table-cell table:style-name="Tabla1.A2" office:value-type="string">
            <text:p text:style-name="P9">-Liburutegi estatikoak eta dinamikoak</text:p>
          </table:table-cell>
        </table:table-row>
        <table:table-row table:style-name="Tabla1.1">
          <table:table-cell table:style-name="Tabla1.A6" office:value-type="string">
            <text:p text:style-name="P9">-Proiektuen kudeaketa: make erabiliz</text:p>
          </table:table-cell>
        </table:table-row>
      </table:table>
      <text:p text:style-name="Standard"/>
      <text:h text:style-name="Heading_20_2" text:outline-level="2">Make instalatuta izango duzue baina badaezpada:</text:h>
      <text:p text:style-name="Standard">$whereis make</text:p>
      <text:p text:style-name="Standard">make: /usr/bin/make /usr/share/man/man1/make.1.gz /usr/share/man/man1/make.1posix.gz</text:p>
      <text:p text:style-name="Standard">$dpkg -S /usr/bin/make </text:p>
      <text:p text:style-name="Standard">make: /usr/bin/make</text:p>
      <text:p text:style-name="Standard">sudo dpkg -l make </text:p>
      <text:p text:style-name="Standard">Deseado=Desconocido/Instalar/Eliminar/Purgar/Retener </text:p>
      <text:p text:style-name="Standard">| Estado=No/Instalado/Config-files/Desempaquetado/Medio-conf/Medio-inst/espera-disparo/pendiente-disparo </text:p>
      <text:p text:style-name="Standard">|/ Err?=(ninguno)/Requiere-reinst (Estado,Err: mayúsc.=malo) </text:p>
      <text:p text:style-name="Standard">||/ Nombre <text:s text:c="25"/>Versión <text:s text:c="23"/>Descripción </text:p>
      <text:p text:style-name="Standard">+++-===============================-===============================-============================================================================== </text:p>
      <text:p text:style-name="Standard">ii <text:s/>make <text:s text:c="27"/>3.81-8.1ubuntu1 <text:s text:c="16"/>An utility for Directing compilation.</text:p>
      <text:p text:style-name="Standard">$sudo apt-get install make</text:p>
      <text:h text:style-name="Heading_20_2" text:outline-level="2">Praktikako ariketak</text:h>
      <text:p text:style-name="P13"><text:span text:style-name="T5">1</text:span><text:span text:style-name="T8">.-Hurrengo Cko moduloak emanda (Azterketakoa da, 2 puntu)</text:span></text:p>
      <text:p text:style-name="P5">/home/kepa/include/ hurrengo fitxategiak daukaguz:</text:p>
      <text:p text:style-name="P6"><text:span text:style-name="T9"><text:s/></text:span><text:span text:style-name="T10"><text:tab/>aritmetika.h:</text:span></text:p>
      <text:p text:style-name="P11">#ifndef _ARITMETIKA_H </text:p>
      <text:p text:style-name="P11">#define _ARITMETIKA_H </text:p>
      <text:p text:style-name="P11">int biderketa (int a, int b); </text:p>
      <text:p text:style-name="P11">int kenketa (int a, int b); </text:p>
      <text:p text:style-name="P11">int batuketa (int a, int b); </text:p>
      <text:p text:style-name="P11">#endif</text:p>
      <text:p text:style-name="P11">konstante.h</text:p>
      <text:p text:style-name="P11">#ifndef _KONSTANTE_H</text:p>
      <text:p text:style-name="P11">#define _KONSTANTE_H</text:p>
      <text:p text:style-name="P11">#define PI 3.1415</text:p>
      <text:p text:style-name="P11">#endif</text:p>
      <text:p text:style-name="P11">azala.h</text:p>
      <text:p text:style-name="P11">#ifndef _AZALA_H</text:p>
      <text:p text:style-name="P11"><text:soft-page-break/>#define _AZALA_H</text:p>
      <text:p text:style-name="P12"><text:span text:style-name="T3">int </text:span><text:span text:style-name="Strong_20_Emphasis"><text:span text:style-name="T6">laukizuzen</text:span></text:span><text:span text:style-name="T3"> (int x, int y);</text:span></text:p>
      <text:p text:style-name="P11">float zirkulu (int x);</text:p>
      <text:p text:style-name="P11">#endif</text:p>
      <text:list xml:id="list5096300783383536102" text:style-name="WW8Num2">
        <text:list-item>
          <text:h text:style-name="P21" text:outline-level="1">Eta /home/kepa/iturri/ beste hauek: </text:h>
        </text:list-item>
      </text:list>
      <text:p text:style-name="P11">aritmetika.c:</text:p>
      <text:p text:style-name="P11">int batuketa (int a, int b) { return a+b; } </text:p>
      <text:p text:style-name="P11">int kenketa (int a, int b) { return a-b; }</text:p>
      <text:p text:style-name="P11">int biderkaketa (int a, int b) {return a*b; }</text:p>
      <text:p text:style-name="P11">azala.c:</text:p>
      <text:p text:style-name="P10"><text:span text:style-name="T1">int </text:span><text:span text:style-name="Strong_20_Emphasis"><text:span text:style-name="T2">laukizuzen</text:span></text:span><text:span text:style-name="T1"> (int x,int y){return biderkaketa(x,y);}</text:span></text:p>
      <text:p text:style-name="P11">float zirkulu (int x){return (PI * biderkaketa(x,x));} </text:p>
      <text:p text:style-name="P11"/>
      <text:p text:style-name="P19">a) aritmetika eta azala fitxategiak behar dituzten #include direktibak gehitu</text:p>
      <text:p text:style-name="P19"/>
      <text:p text:style-name="P19">b)“azterketa.c” :bi zenbaki oso eskatuta, bien arteko batuketa eta laukizuzenaren azala pantailatuko duen programa egin. Hori egiteko erabili aurreko moduluak liburutegi batean sartu barik.</text:p>
      <text:p text:style-name="P20">gcc -o aztereketa azterketa.c azala.c aritmetika.c -I /home/kepa/include</text:p>
      <text:p text:style-name="P19"/>
      <text:p text:style-name="P2">d)Konpilatu modulu bakoitza eta programa nagusia modulu hauek erabiliz.</text:p>
      <text:p text:style-name="P4"/>
      <text:p text:style-name="P7"><text:span text:style-name="T13"/></text:p>
      <text:p text:style-name="P3">e)Sartu azala eta aritmetika fitxategiak liburutegi dinamiko baten barruan. Gorde liburutegia <text:s/>/home/kepa/liburutegi. Konpilatu programa nagusia liburutegi sortu berri duzun liburutegi dinamikoa erabiliz. </text:p>
      <text:p text:style-name="P2"/>
      <text:p text:style-name="P2"><text:span text:style-name="T12">f</text:span>)Sartu azala eta aritmetika fitxategiak liburutegi <text:span text:style-name="T12">estatiko </text:span>baten barruan. Gorde liburutegia <text:s/>/home/kepa/liburutegi. Konpilatu programa nagusia liburutegi sortu berri duzun liburutegi dinamikoa erabiliz. </text:p>
      <text:p text:style-name="P2"/>
      <text:p text:style-name="P2"/>
      <text:p text:style-name="P16"><text:span text:style-name="T12">g</text:span>) Egin d) baina oraingo honetan make erabiliz</text:p>
      <text:p text:style-name="P26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1" svg:font-family="Tahoma, Lucidasans"/>
    <style:font-face style:name="Times" svg:font-family="Times, 'Times New Roman'"/>
    <style:font-face style:name="Luxi Mono" svg:font-family="'Luxi Mono'" style:font-family-generic="modern"/>
    <style:font-face style:name="Nimbus Mono L" svg:font-family="'Nimbus Mono L', 'Courier New'" style:font-family-generic="modern"/>
    <style:font-face style:name="Helvetica" svg:font-family="Helvetica, Arial" style:font-family-generic="swiss"/>
    <style:font-face style:name="DejaVu Sans" svg:font-family="'DejaVu Sans'" style:font-pitch="variable"/>
    <style:font-face style:name="HG Mincho Light J" svg:font-family="'HG Mincho Light J', msmincho" style:font-pitch="variable"/>
    <style:font-face style:name="Nimbus Sans L1" svg:font-family="'Nimbus Sans L', Arial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imes New Roman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Nimbus Roman No9 L" fo:font-family="'Nimbus Roman No9 L', 'Times New Roman'" style:font-family-generic="roman" style:font-pitch="variable" fo:font-size="12pt" fo:language="es" fo:country="ES" style:font-name-asian="HG Mincho Light J" style:font-family-asian="'HG Mincho Light J', msmincho" style:font-pitch-asian="variable" style:font-size-asian="12pt" style:language-asian="zxx" style:country-asian="none" style:font-name-complex="Arial Unicode MS" style:font-family-complex="'Arial Unicode MS'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, 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imes" style:font-family-complex="Times, 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imes" style:font-family-complex="Times, 'Times New Roman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WW-Encabezado" style:family="paragraph" style:parent-style-name="Standard">
      <style:paragraph-properties fo:margin-top="0.42cm" fo:margin-bottom="0.21cm" style:contextual-spacing="false"/>
    </style:style>
    <style:style style:name="Heading_20_2" style:display-name="Heading 2" style:family="paragraph" style:parent-style-name="WW-Encabezado" style:next-style-name="Text_20_body" style:default-outline-level="2" style:class="text">
      <style:paragraph-properties fo:margin-left="0cm" fo:margin-right="0cm" fo:text-indent="0cm" style:auto-text-indent="false"/>
      <style:text-properties style:font-name="Nimbus Roman No9 L" fo:font-family="'Nimbus Roman No9 L', 'Times New Roman'" style:font-family-generic="roman" style:font-pitch="variable" fo:font-size="18pt" fo:font-weight="bold" style:font-name-asian="Nimbus Sans L1" style:font-family-asian="'Nimbus Sans L', Arial" style:font-pitch-asian="variable" style:font-size-asian="18pt" style:font-weight-asian="bold" style:font-name-complex="Tahoma" style:font-family-complex="Tahoma, Lucidasans" style:font-pitch-complex="variable" style:font-size-complex="18pt" style:font-weight-complex="bold"/>
    </style:style>
    <style:style style:name="WW-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HG Mincho Light J" style:font-family-asian="'HG Mincho Light J', msmincho" style:font-pitch-asian="variable" style:font-size-asian="14pt" style:font-name-complex="Tahoma" style:font-family-complex="Tahoma, Lucidasans" style:font-pitch-complex="variable" style:font-size-complex="14pt"/>
    </style:style>
    <style:style style:name="WW-Etiquet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ncabezad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HG Mincho Light J" style:font-family-asian="'HG Mincho Light J', msmincho" style:font-pitch-asian="variable" style:font-size-asian="14pt" style:font-name-complex="Tahoma" style:font-family-complex="Tahoma, Lucidasans" style:font-pitch-complex="variable" style:font-size-complex="14pt"/>
    </style:style>
    <style:style style:name="WW-Encabezad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HG Mincho Light J" style:font-family-asian="'HG Mincho Light J', msmincho" style:font-pitch-asian="variable" style:font-size-asian="14pt" style:font-name-complex="Tahoma" style:font-family-complex="Tahoma, Lucidasans" style:font-pitch-complex="variable" style:font-size-complex="14pt"/>
    </style:style>
    <style:style style:name="WW-Etiquet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ncabezad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HG Mincho Light J" style:font-family-asian="'HG Mincho Light J', msmincho" style:font-pitch-asian="variable" style:font-size-asian="14pt" style:font-name-complex="Tahoma" style:font-family-complex="Tahoma, Lucidasans" style:font-pitch-complex="variable" style:font-size-complex="14pt"/>
    </style:style>
    <style:style style:name="WW-Etiquet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tiquet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tiquet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tiquet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tiquet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1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tiqueta1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11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tiqueta11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111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WW-Etiqueta111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WW-Índice1111111111" style:family="paragraph" style:parent-style-name="Standard">
      <style:paragraph-properties text:number-lines="false" text:line-number="0"/>
      <style:text-properties style:font-name-complex="Tahoma1" style:font-family-complex="Tahoma, Lucidasans"/>
    </style:style>
    <style:style style:name="Frame_20_contents" style:display-name="Frame contents" style:family="paragraph" style:parent-style-name="Text_20_body" style:class="extra"/>
    <style:style style:name="WW-Contenido_20_del_20_marco" style:display-name="WW-Contenido del marco" style:family="paragraph" style:parent-style-name="Text_20_body"/>
    <style:style style:name="WW-Contenido_20_del_20_marco1" style:display-name="WW-Contenido del marco1" style:family="paragraph" style:parent-style-name="Text_20_body"/>
    <style:style style:name="WW-Contenido_20_del_20_marco11" style:display-name="WW-Contenido del marco11" style:family="paragraph" style:parent-style-name="Text_20_body"/>
    <style:style style:name="WW-Contenido_20_del_20_marco111" style:display-name="WW-Contenido del marco111" style:family="paragraph" style:parent-style-name="Text_20_body"/>
    <style:style style:name="WW-Contenido_20_del_20_marco1111" style:display-name="WW-Contenido del marco1111" style:family="paragraph" style:parent-style-name="Text_20_body"/>
    <style:style style:name="WW-Contenido_20_del_20_marco11111" style:display-name="WW-Contenido del marco11111" style:family="paragraph" style:parent-style-name="Text_20_body"/>
    <style:style style:name="WW-Contenido_20_del_20_marco111111" style:display-name="WW-Contenido del marco111111" style:family="paragraph" style:parent-style-name="Text_20_body"/>
    <style:style style:name="WW-Contenido_20_del_20_marco1111111" style:display-name="WW-Contenido del marco1111111" style:family="paragraph" style:parent-style-name="Text_20_body"/>
    <style:style style:name="WW-Contenido_20_del_20_marco11111111" style:display-name="WW-Contenido del marco11111111" style:family="paragraph" style:parent-style-name="Text_20_body"/>
    <style:style style:name="WW-Contenido_20_del_20_marco111111111" style:display-name="WW-Contenido del marco111111111" style:family="paragraph" style:parent-style-name="Text_20_body"/>
    <style:style style:name="WW-Contenido_20_del_20_marco1111111111" style:display-name="WW-Contenido del marco1111111111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Contenido_20_de_20_la_20_tabla1" style:display-name="WW-Contenido de la tabla1" style:family="paragraph" style:parent-style-name="Text_20_body">
      <style:paragraph-properties text:number-lines="false" text:line-number="0"/>
    </style:style>
    <style:style style:name="WW-Contenido_20_de_20_la_20_tabla11" style:display-name="WW-Contenido de la tabla11" style:family="paragraph" style:parent-style-name="Text_20_body">
      <style:paragraph-properties text:number-lines="false" text:line-number="0"/>
    </style:style>
    <style:style style:name="WW-Contenido_20_de_20_la_20_tabla111" style:display-name="WW-Contenido de la tabla111" style:family="paragraph" style:parent-style-name="Text_20_body">
      <style:paragraph-properties text:number-lines="false" text:line-number="0"/>
    </style:style>
    <style:style style:name="WW-Contenido_20_de_20_la_20_tabla1111" style:display-name="WW-Contenido de la tabla1111" style:family="paragraph" style:parent-style-name="Text_20_body">
      <style:paragraph-properties text:number-lines="false" text:line-number="0"/>
    </style:style>
    <style:style style:name="WW-Contenido_20_de_20_la_20_tabla11111" style:display-name="WW-Contenido de la tabla11111" style:family="paragraph" style:parent-style-name="Text_20_body">
      <style:paragraph-properties text:number-lines="false" text:line-number="0"/>
    </style:style>
    <style:style style:name="WW-Contenido_20_de_20_la_20_tabla111111" style:display-name="WW-Contenido de la tabla111111" style:family="paragraph" style:parent-style-name="Text_20_body">
      <style:paragraph-properties text:number-lines="false" text:line-number="0"/>
    </style:style>
    <style:style style:name="WW-Contenido_20_de_20_la_20_tabla1111111" style:display-name="WW-Contenido de la tabla1111111" style:family="paragraph" style:parent-style-name="Text_20_body">
      <style:paragraph-properties text:number-lines="false" text:line-number="0"/>
    </style:style>
    <style:style style:name="WW-Contenido_20_de_20_la_20_tabla11111111" style:display-name="WW-Contenido de la tabla11111111" style:family="paragraph" style:parent-style-name="Text_20_body">
      <style:paragraph-properties text:number-lines="false" text:line-number="0"/>
    </style:style>
    <style:style style:name="WW-Contenido_20_de_20_la_20_tabla111111111" style:display-name="WW-Contenido de la tabla11111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" style:display-name="WW-Encabezado de la tabla1" style:family="paragraph" style:parent-style-name="WW-Contenido_20_de_20_la_20_tab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" style:display-name="WW-Encabezado de la tabla11" style:family="paragraph" style:parent-style-name="WW-Contenido_20_de_20_la_20_tab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1" style:display-name="WW-Encabezado de la tabla111" style:family="paragraph" style:parent-style-name="WW-Contenido_20_de_20_la_20_tab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11" style:display-name="WW-Encabezado de la tabla1111" style:family="paragraph" style:parent-style-name="WW-Contenido_20_de_20_la_20_tab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111" style:display-name="WW-Encabezado de la tabla11111" style:family="paragraph" style:parent-style-name="WW-Contenido_20_de_20_la_20_tab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1111" style:display-name="WW-Encabezado de la tabla111111" style:family="paragraph" style:parent-style-name="WW-Contenido_20_de_20_la_20_tab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11111" style:display-name="WW-Encabezado de la tabla1111111" style:family="paragraph" style:parent-style-name="WW-Contenido_20_de_20_la_20_tab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111111" style:display-name="WW-Encabezado de la tabla11111111" style:family="paragraph" style:parent-style-name="WW-Contenido_20_de_20_la_20_tabla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11111111" style:display-name="WW-Encabezado de la tabla111111111" style:family="paragraph" style:parent-style-name="WW-Contenido_20_de_20_la_20_tabla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" style:display-name="WW-Texto preformateado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" style:display-name="WW-Texto preformateado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1" style:display-name="WW-Texto preformateado1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11" style:display-name="WW-Texto preformateado11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111" style:display-name="WW-Texto preformateado111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1111" style:display-name="WW-Texto preformateado1111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11111" style:display-name="WW-Texto preformateado11111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111111" style:display-name="WW-Texto preformateado111111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eformateado11111111" style:display-name="WW-Texto preformateado11111111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Nimbus Mono L" style:font-family-asian="'Nimbus Mono L', 'Courier New'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WW-Texto" style:family="paragraph" style:parent-style-name="WW-Etiqueta"/>
    <style:style style:name="WW-Texto1" style:family="paragraph" style:parent-style-name="WW-Etiqueta1"/>
    <style:style style:name="WW-Texto11" style:family="paragraph" style:parent-style-name="WW-Etiqueta11"/>
    <style:style style:name="WW-Texto111" style:family="paragraph" style:parent-style-name="WW-Etiqueta111"/>
    <style:style style:name="WW-Texto1111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Standard" style:next-style-name="Subtitle" style:class="chapter"/>
    <style:style style:name="Subtitle" style:family="paragraph" style:parent-style-name="Standard" style:next-style-name="Text_20_body" style:class="chapter">
      <style:paragraph-properties fo:margin-left="0cm" fo:margin-right="0cm" fo:margin-top="0.282cm" fo:margin-bottom="0cm" style:contextual-spacing="false" style:line-height-at-least="1.99cm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666" style:text-outline="false" style:text-line-through-style="none" style:text-line-through-type="none" style:font-name="HG Mincho Light J" fo:font-family="'HG Mincho Light J', msmincho" style:font-pitch="variable" fo:font-size="32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32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.199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 style:parent-style-name="Standard">
      <style:paragraph-properties fo:margin-left="1.071cm" fo:margin-right="0cm" fo:margin-top="0.282cm" fo:margin-bottom="0cm" style:contextual-spacing="false" style:line-height-at-least="1.99cm" fo:hyphenation-ladder-count="no-limit" fo:text-indent="0cm" style:auto-text-indent="false" style:text-autospace="none" style:punctuation-wrap="hanging" style:line-break="strict">
        <style:tab-stops>
          <style:tab-stop style:position="2.494cm"/>
          <style:tab-stop style:position="3.743cm"/>
          <style:tab-stop style:position="4.99cm"/>
          <style:tab-stop style:position="6.239cm"/>
          <style:tab-stop style:position="7.486cm"/>
          <style:tab-stop style:position="8.735cm"/>
          <style:tab-stop style:position="9.982cm"/>
          <style:tab-stop style:position="11.231cm"/>
          <style:tab-stop style:position="12.478cm"/>
          <style:tab-stop style:position="13.725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color="#003366" style:text-outline="false" style:text-line-through-style="none" style:text-line-through-type="none" style:font-name="HG Mincho Light J" fo:font-family="'HG Mincho Light J', msmincho" style:font-pitch="variable" fo:font-size="32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32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341cm" fo:margin-right="0cm" fo:margin-top="0.238cm" fo:margin-bottom="0cm" style:contextual-spacing="false" fo:line-height="80%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6.239cm"/>
          <style:tab-stop style:position="6.26cm"/>
          <style:tab-stop style:position="7.486cm"/>
          <style:tab-stop style:position="7.509cm"/>
          <style:tab-stop style:position="8.735cm"/>
          <style:tab-stop style:position="8.756cm"/>
          <style:tab-stop style:position="9.982cm"/>
          <style:tab-stop style:position="10.005cm"/>
          <style:tab-stop style:position="11.231cm"/>
          <style:tab-stop style:position="11.252cm"/>
          <style:tab-stop style:position="12.478cm"/>
          <style:tab-stop style:position="12.501cm"/>
          <style:tab-stop style:position="13.725cm"/>
          <style:tab-stop style:position="13.748cm"/>
          <style:tab-stop style:position="14.974cm"/>
          <style:tab-stop style:position="14.995cm"/>
          <style:tab-stop style:position="16.222cm"/>
          <style:tab-stop style:position="16.244cm"/>
          <style:tab-stop style:position="17.47cm"/>
          <style:tab-stop style:position="17.492cm"/>
          <style:tab-stop style:position="18.718cm"/>
          <style:tab-stop style:position="18.74cm"/>
          <style:tab-stop style:position="19.965cm"/>
          <style:tab-stop style:position="19.988cm"/>
          <style:tab-stop style:position="21.214cm"/>
          <style:tab-stop style:position="21.235cm"/>
          <style:tab-stop style:position="22.461cm"/>
          <style:tab-stop style:position="22.484cm"/>
          <style:tab-stop style:position="23.71cm"/>
          <style:tab-stop style:position="23.731cm"/>
          <style:tab-stop style:position="24.957cm"/>
          <style:tab-stop style:position="24.98cm"/>
          <style:tab-stop style:position="26.206cm"/>
          <style:tab-stop style:position="26.227cm"/>
        </style:tab-stops>
      </style:paragraph-properties>
      <style:text-properties fo:font-size="27pt" style:font-size-asian="27pt" style:font-size-complex="27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607cm" fo:margin-right="0cm" fo:margin-top="0.203cm" fo:margin-bottom="0cm" style:contextual-spacing="false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8.735cm"/>
          <style:tab-stop style:position="8.752cm"/>
          <style:tab-stop style:position="8.756cm"/>
          <style:tab-stop style:position="8.775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1.231cm"/>
          <style:tab-stop style:position="11.248cm"/>
          <style:tab-stop style:position="11.252cm"/>
          <style:tab-stop style:position="11.271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6.222cm"/>
          <style:tab-stop style:position="16.24cm"/>
          <style:tab-stop style:position="16.244cm"/>
          <style:tab-stop style:position="16.261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8.718cm"/>
          <style:tab-stop style:position="18.736cm"/>
          <style:tab-stop style:position="18.74cm"/>
          <style:tab-stop style:position="18.759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1.214cm"/>
          <style:tab-stop style:position="21.232cm"/>
          <style:tab-stop style:position="21.235cm"/>
          <style:tab-stop style:position="21.255cm"/>
          <style:tab-stop style:position="22.461cm"/>
          <style:tab-stop style:position="22.481cm"/>
          <style:tab-stop style:position="22.484cm"/>
          <style:tab-stop style:position="22.502cm"/>
          <style:tab-stop style:position="23.71cm"/>
          <style:tab-stop style:position="23.728cm"/>
          <style:tab-stop style:position="23.731cm"/>
          <style:tab-stop style:position="23.751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6.206cm"/>
          <style:tab-stop style:position="26.224cm"/>
          <style:tab-stop style:position="26.227cm"/>
          <style:tab-stop style:position="26.247cm"/>
          <style:tab-stop style:position="27.455cm"/>
          <style:tab-stop style:position="27.473cm"/>
          <style:tab-stop style:position="27.494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5.054cm" fo:margin-right="0cm" fo:margin-top="0.185cm" fo:margin-bottom="0cm" style:contextual-spacing="false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6.477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7.703cm"/>
          <style:tab-stop style:position="7.726cm"/>
          <style:tab-stop style:position="8.735cm"/>
          <style:tab-stop style:position="8.752cm"/>
          <style:tab-stop style:position="8.756cm"/>
          <style:tab-stop style:position="8.775cm"/>
          <style:tab-stop style:position="8.934cm"/>
          <style:tab-stop style:position="8.952cm"/>
          <style:tab-stop style:position="8.973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0.181cm"/>
          <style:tab-stop style:position="10.199cm"/>
          <style:tab-stop style:position="10.222cm"/>
          <style:tab-stop style:position="11.231cm"/>
          <style:tab-stop style:position="11.248cm"/>
          <style:tab-stop style:position="11.252cm"/>
          <style:tab-stop style:position="11.271cm"/>
          <style:tab-stop style:position="11.43cm"/>
          <style:tab-stop style:position="11.448cm"/>
          <style:tab-stop style:position="11.469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2.677cm"/>
          <style:tab-stop style:position="12.695cm"/>
          <style:tab-stop style:position="12.718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3.926cm"/>
          <style:tab-stop style:position="13.944cm"/>
          <style:tab-stop style:position="13.965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5.173cm"/>
          <style:tab-stop style:position="15.191cm"/>
          <style:tab-stop style:position="15.214cm"/>
          <style:tab-stop style:position="16.222cm"/>
          <style:tab-stop style:position="16.24cm"/>
          <style:tab-stop style:position="16.244cm"/>
          <style:tab-stop style:position="16.261cm"/>
          <style:tab-stop style:position="16.422cm"/>
          <style:tab-stop style:position="16.438cm"/>
          <style:tab-stop style:position="16.461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7.669cm"/>
          <style:tab-stop style:position="17.687cm"/>
          <style:tab-stop style:position="17.708cm"/>
          <style:tab-stop style:position="18.718cm"/>
          <style:tab-stop style:position="18.736cm"/>
          <style:tab-stop style:position="18.74cm"/>
          <style:tab-stop style:position="18.759cm"/>
          <style:tab-stop style:position="18.918cm"/>
          <style:tab-stop style:position="18.935cm"/>
          <style:tab-stop style:position="18.957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0.165cm"/>
          <style:tab-stop style:position="20.182cm"/>
          <style:tab-stop style:position="20.205cm"/>
          <style:tab-stop style:position="21.214cm"/>
          <style:tab-stop style:position="21.232cm"/>
          <style:tab-stop style:position="21.235cm"/>
          <style:tab-stop style:position="21.255cm"/>
          <style:tab-stop style:position="21.414cm"/>
          <style:tab-stop style:position="21.431cm"/>
          <style:tab-stop style:position="21.452cm"/>
          <style:tab-stop style:position="22.461cm"/>
          <style:tab-stop style:position="22.463cm"/>
          <style:tab-stop style:position="22.481cm"/>
          <style:tab-stop style:position="22.484cm"/>
          <style:tab-stop style:position="22.502cm"/>
          <style:tab-stop style:position="22.661cm"/>
          <style:tab-stop style:position="22.678cm"/>
          <style:tab-stop style:position="22.701cm"/>
          <style:tab-stop style:position="23.71cm"/>
          <style:tab-stop style:position="23.728cm"/>
          <style:tab-stop style:position="23.731cm"/>
          <style:tab-stop style:position="23.751cm"/>
          <style:tab-stop style:position="23.908cm"/>
          <style:tab-stop style:position="23.927cm"/>
          <style:tab-stop style:position="23.948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5.157cm"/>
          <style:tab-stop style:position="25.174cm"/>
          <style:tab-stop style:position="25.197cm"/>
          <style:tab-stop style:position="26.206cm"/>
          <style:tab-stop style:position="26.224cm"/>
          <style:tab-stop style:position="26.227cm"/>
          <style:tab-stop style:position="26.247cm"/>
          <style:tab-stop style:position="26.405cm"/>
          <style:tab-stop style:position="26.423cm"/>
          <style:tab-stop style:position="26.444cm"/>
          <style:tab-stop style:position="27.455cm"/>
          <style:tab-stop style:position="27.473cm"/>
          <style:tab-stop style:position="27.494cm"/>
          <style:tab-stop style:position="27.652cm"/>
          <style:tab-stop style:position="27.67cm"/>
          <style:tab-stop style:position="27.693cm"/>
          <style:tab-stop style:position="28.702cm"/>
          <style:tab-stop style:position="28.901cm"/>
          <style:tab-stop style:position="28.919cm"/>
          <style:tab-stop style:position="28.94cm"/>
          <style:tab-stop style:position="29.951cm"/>
        </style:tab-stops>
      </style:paragraph-properties>
      <style:text-properties fo:font-size="21pt" style:font-size-asian="21pt" style:font-size-complex="21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6.477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7.703cm"/>
          <style:tab-stop style:position="7.726cm"/>
          <style:tab-stop style:position="7.927cm"/>
          <style:tab-stop style:position="8.735cm"/>
          <style:tab-stop style:position="8.752cm"/>
          <style:tab-stop style:position="8.756cm"/>
          <style:tab-stop style:position="8.775cm"/>
          <style:tab-stop style:position="8.934cm"/>
          <style:tab-stop style:position="8.952cm"/>
          <style:tab-stop style:position="8.973cm"/>
          <style:tab-stop style:position="9.153cm"/>
          <style:tab-stop style:position="9.176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0.181cm"/>
          <style:tab-stop style:position="10.199cm"/>
          <style:tab-stop style:position="10.222cm"/>
          <style:tab-stop style:position="10.384cm"/>
          <style:tab-stop style:position="10.402cm"/>
          <style:tab-stop style:position="10.423cm"/>
          <style:tab-stop style:position="11.231cm"/>
          <style:tab-stop style:position="11.248cm"/>
          <style:tab-stop style:position="11.252cm"/>
          <style:tab-stop style:position="11.271cm"/>
          <style:tab-stop style:position="11.43cm"/>
          <style:tab-stop style:position="11.448cm"/>
          <style:tab-stop style:position="11.469cm"/>
          <style:tab-stop style:position="11.631cm"/>
          <style:tab-stop style:position="11.649cm"/>
          <style:tab-stop style:position="11.672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2.677cm"/>
          <style:tab-stop style:position="12.681cm"/>
          <style:tab-stop style:position="12.695cm"/>
          <style:tab-stop style:position="12.718cm"/>
          <style:tab-stop style:position="12.88cm"/>
          <style:tab-stop style:position="12.898cm"/>
          <style:tab-stop style:position="12.919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3.926cm"/>
          <style:tab-stop style:position="13.928cm"/>
          <style:tab-stop style:position="13.944cm"/>
          <style:tab-stop style:position="13.965cm"/>
          <style:tab-stop style:position="14.127cm"/>
          <style:tab-stop style:position="14.145cm"/>
          <style:tab-stop style:position="14.168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5.173cm"/>
          <style:tab-stop style:position="15.177cm"/>
          <style:tab-stop style:position="15.191cm"/>
          <style:tab-stop style:position="15.214cm"/>
          <style:tab-stop style:position="15.376cm"/>
          <style:tab-stop style:position="15.393cm"/>
          <style:tab-stop style:position="15.415cm"/>
          <style:tab-stop style:position="16.222cm"/>
          <style:tab-stop style:position="16.24cm"/>
          <style:tab-stop style:position="16.244cm"/>
          <style:tab-stop style:position="16.261cm"/>
          <style:tab-stop style:position="16.422cm"/>
          <style:tab-stop style:position="16.425cm"/>
          <style:tab-stop style:position="16.438cm"/>
          <style:tab-stop style:position="16.461cm"/>
          <style:tab-stop style:position="16.623cm"/>
          <style:tab-stop style:position="16.641cm"/>
          <style:tab-stop style:position="16.663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7.669cm"/>
          <style:tab-stop style:position="17.672cm"/>
          <style:tab-stop style:position="17.687cm"/>
          <style:tab-stop style:position="17.708cm"/>
          <style:tab-stop style:position="17.872cm"/>
          <style:tab-stop style:position="17.888cm"/>
          <style:tab-stop style:position="17.911cm"/>
          <style:tab-stop style:position="18.717cm"/>
          <style:tab-stop style:position="18.718cm"/>
          <style:tab-stop style:position="18.736cm"/>
          <style:tab-stop style:position="18.74cm"/>
          <style:tab-stop style:position="18.759cm"/>
          <style:tab-stop style:position="18.918cm"/>
          <style:tab-stop style:position="18.921cm"/>
          <style:tab-stop style:position="18.935cm"/>
          <style:tab-stop style:position="18.957cm"/>
          <style:tab-stop style:position="19.119cm"/>
          <style:tab-stop style:position="19.136cm"/>
          <style:tab-stop style:position="19.158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0.165cm"/>
          <style:tab-stop style:position="20.168cm"/>
          <style:tab-stop style:position="20.182cm"/>
          <style:tab-stop style:position="20.205cm"/>
          <style:tab-stop style:position="20.368cm"/>
          <style:tab-stop style:position="20.385cm"/>
          <style:tab-stop style:position="20.406cm"/>
          <style:tab-stop style:position="21.214cm"/>
          <style:tab-stop style:position="21.232cm"/>
          <style:tab-stop style:position="21.235cm"/>
          <style:tab-stop style:position="21.255cm"/>
          <style:tab-stop style:position="21.414cm"/>
          <style:tab-stop style:position="21.417cm"/>
          <style:tab-stop style:position="21.431cm"/>
          <style:tab-stop style:position="21.452cm"/>
          <style:tab-stop style:position="21.615cm"/>
          <style:tab-stop style:position="21.632cm"/>
          <style:tab-stop style:position="21.655cm"/>
          <style:tab-stop style:position="22.461cm"/>
          <style:tab-stop style:position="22.463cm"/>
          <style:tab-stop style:position="22.481cm"/>
          <style:tab-stop style:position="22.484cm"/>
          <style:tab-stop style:position="22.502cm"/>
          <style:tab-stop style:position="22.661cm"/>
          <style:tab-stop style:position="22.664cm"/>
          <style:tab-stop style:position="22.678cm"/>
          <style:tab-stop style:position="22.701cm"/>
          <style:tab-stop style:position="22.864cm"/>
          <style:tab-stop style:position="22.881cm"/>
          <style:tab-stop style:position="22.902cm"/>
          <style:tab-stop style:position="23.71cm"/>
          <style:tab-stop style:position="23.728cm"/>
          <style:tab-stop style:position="23.731cm"/>
          <style:tab-stop style:position="23.751cm"/>
          <style:tab-stop style:position="23.908cm"/>
          <style:tab-stop style:position="23.913cm"/>
          <style:tab-stop style:position="23.927cm"/>
          <style:tab-stop style:position="23.948cm"/>
          <style:tab-stop style:position="24.111cm"/>
          <style:tab-stop style:position="24.128cm"/>
          <style:tab-stop style:position="24.151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5.157cm"/>
          <style:tab-stop style:position="25.16cm"/>
          <style:tab-stop style:position="25.174cm"/>
          <style:tab-stop style:position="25.197cm"/>
          <style:tab-stop style:position="25.358cm"/>
          <style:tab-stop style:position="25.377cm"/>
          <style:tab-stop style:position="25.398cm"/>
          <style:tab-stop style:position="26.206cm"/>
          <style:tab-stop style:position="26.224cm"/>
          <style:tab-stop style:position="26.227cm"/>
          <style:tab-stop style:position="26.247cm"/>
          <style:tab-stop style:position="26.405cm"/>
          <style:tab-stop style:position="26.409cm"/>
          <style:tab-stop style:position="26.423cm"/>
          <style:tab-stop style:position="26.444cm"/>
          <style:tab-stop style:position="26.607cm"/>
          <style:tab-stop style:position="26.624cm"/>
          <style:tab-stop style:position="26.647cm"/>
          <style:tab-stop style:position="27.453cm"/>
          <style:tab-stop style:position="27.455cm"/>
          <style:tab-stop style:position="27.473cm"/>
          <style:tab-stop style:position="27.494cm"/>
          <style:tab-stop style:position="27.652cm"/>
          <style:tab-stop style:position="27.656cm"/>
          <style:tab-stop style:position="27.67cm"/>
          <style:tab-stop style:position="27.693cm"/>
          <style:tab-stop style:position="27.855cm"/>
          <style:tab-stop style:position="27.873cm"/>
          <style:tab-stop style:position="27.894cm"/>
          <style:tab-stop style:position="28.702cm"/>
          <style:tab-stop style:position="28.901cm"/>
          <style:tab-stop style:position="28.905cm"/>
          <style:tab-stop style:position="28.919cm"/>
          <style:tab-stop style:position="28.94cm"/>
          <style:tab-stop style:position="29.102cm"/>
          <style:tab-stop style:position="29.12cm"/>
          <style:tab-stop style:position="29.143cm"/>
          <style:tab-stop style:position="29.949cm"/>
          <style:tab-stop style:position="29.951cm"/>
          <style:tab-stop style:position="30.152cm"/>
          <style:tab-stop style:position="30.351cm"/>
          <style:tab-stop style:position="30.369cm"/>
          <style:tab-stop style:position="30.39cm"/>
          <style:tab-stop style:position="31.40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 style:parent-style-name="Standard">
      <style:paragraph-properties fo:margin-left="0cm" fo:margin-right="0cm" fo:margin-top="0cm" fo:margin-bottom="0cm" style:contextual-spacing="false" fo:line-height="70%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666" style:text-outline="false" style:text-line-through-style="none" style:text-line-through-type="none" style:font-name="HG Mincho Light J" fo:font-family="'HG Mincho Light J', msmincho" style:font-pitch="variable" fo:font-size="41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41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41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Predeterminado_7e_LT_7e_Untertitel" style:display-name="Predeterminado~LT~Untertitel" style:family="paragraph" style:parent-style-name="Standard">
      <style:paragraph-properties fo:margin-left="0cm" fo:margin-right="0cm" fo:margin-top="0.282cm" fo:margin-bottom="0cm" style:contextual-spacing="false" style:line-height-at-least="1.99cm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666" style:text-outline="false" style:text-line-through-style="none" style:text-line-through-type="none" style:font-name="HG Mincho Light J" fo:font-family="'HG Mincho Light J', msmincho" style:font-pitch="variable" fo:font-size="32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32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Predeterminado_7e_LT_7e_Notizen" style:display-name="Predeterminado~LT~Notizen" style:family="paragraph" style:parent-style-name="Standard">
      <style:paragraph-properties fo:margin-left="0cm" fo:margin-right="0cm" fo:margin-top="0.159cm" fo:margin-bottom="0cm" style:contextual-spacing="false" fo:line-height="85%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text-line-through-type="none" style:font-name="Tahoma" fo:font-family="Tahoma, Lucidasans" style:font-pitch="variable" fo:language="de" fo:country="DE" fo:font-style="normal" fo:text-shadow="none" style:text-underline-style="none" fo:font-weight="normal" style:font-name-asian="Tahoma" style:font-family-asian="Tahoma, Lucidasans" style:font-pitch-asian="variable" style:language-asian="zxx" style:country-asian="none" style:font-style-asian="normal" style:font-weight-asian="normal" style:font-name-complex="Tahoma" style:font-family-complex="Tahoma, Lucidasans" style:font-pitch-complex="variable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Predeterminado_7e_LT_7e_Hintergrundobjekte" style:display-name="Predeterminado~LT~Hintergrundobjekte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Nimbus Sans L1" style:font-family-asian="'Nimbus Sans L', Arial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Predeterminado_7e_LT_7e_Hintergrund" style:display-name="Predeterminado~LT~Hintergrund" style:family="paragraph" style:parent-style-name="Standard">
      <style:paragraph-properties fo:text-align="center" style:justify-single-word="false" fo:hyphenation-ladder-count="no-limit" style:text-autospace="none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Nimbus Sans L1" style:font-family-asian="'Nimbus Sans L', Arial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Objetos_20_de_20_fondo" style:display-name="Objetos de fondo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Nimbus Sans L1" style:font-family-asian="'Nimbus Sans L', Arial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Fondo" style:family="paragraph" style:parent-style-name="Standard">
      <style:paragraph-properties fo:text-align="center" style:justify-single-word="false" fo:hyphenation-ladder-count="no-limit" style:text-autospace="none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Nimbus Sans L1" style:font-family-asian="'Nimbus Sans L', Arial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Notas" style:family="paragraph" style:parent-style-name="Standard">
      <style:paragraph-properties fo:margin-left="0cm" fo:margin-right="0cm" fo:margin-top="0.159cm" fo:margin-bottom="0cm" style:contextual-spacing="false" fo:line-height="85%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text-line-through-type="none" style:font-name="Tahoma" fo:font-family="Tahoma, Lucidasans" style:font-pitch="variable" fo:language="de" fo:country="DE" fo:font-style="normal" fo:text-shadow="none" style:text-underline-style="none" fo:font-weight="normal" style:font-name-asian="Tahoma" style:font-family-asian="Tahoma, Lucidasans" style:font-pitch-asian="variable" style:language-asian="zxx" style:country-asian="none" style:font-style-asian="normal" style:font-weight-asian="normal" style:font-name-complex="Tahoma" style:font-family-complex="Tahoma, Lucidasans" style:font-pitch-complex="variable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Esquema_20_1" style:display-name="Esquema 1" style:family="paragraph" style:parent-style-name="Standard">
      <style:paragraph-properties fo:margin-left="1.071cm" fo:margin-right="0cm" fo:margin-top="0.282cm" fo:margin-bottom="0cm" style:contextual-spacing="false" style:line-height-at-least="1.99cm" fo:hyphenation-ladder-count="no-limit" fo:text-indent="0cm" style:auto-text-indent="false" style:text-autospace="none" style:punctuation-wrap="hanging" style:line-break="strict">
        <style:tab-stops>
          <style:tab-stop style:position="2.494cm"/>
          <style:tab-stop style:position="3.743cm"/>
          <style:tab-stop style:position="4.99cm"/>
          <style:tab-stop style:position="6.239cm"/>
          <style:tab-stop style:position="7.486cm"/>
          <style:tab-stop style:position="8.735cm"/>
          <style:tab-stop style:position="9.982cm"/>
          <style:tab-stop style:position="11.231cm"/>
          <style:tab-stop style:position="12.478cm"/>
          <style:tab-stop style:position="13.725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color="#003366" style:text-outline="false" style:text-line-through-style="none" style:text-line-through-type="none" style:font-name="HG Mincho Light J" fo:font-family="'HG Mincho Light J', msmincho" style:font-pitch="variable" fo:font-size="32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32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Esquema_20_2" style:display-name="Esquema 2" style:family="paragraph" style:parent-style-name="Esquema_20_1">
      <style:paragraph-properties fo:margin-left="2.341cm" fo:margin-right="0cm" fo:margin-top="0.238cm" fo:margin-bottom="0cm" style:contextual-spacing="false" fo:line-height="80%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6.239cm"/>
          <style:tab-stop style:position="6.26cm"/>
          <style:tab-stop style:position="7.486cm"/>
          <style:tab-stop style:position="7.509cm"/>
          <style:tab-stop style:position="8.735cm"/>
          <style:tab-stop style:position="8.756cm"/>
          <style:tab-stop style:position="9.982cm"/>
          <style:tab-stop style:position="10.005cm"/>
          <style:tab-stop style:position="11.231cm"/>
          <style:tab-stop style:position="11.252cm"/>
          <style:tab-stop style:position="12.478cm"/>
          <style:tab-stop style:position="12.501cm"/>
          <style:tab-stop style:position="13.725cm"/>
          <style:tab-stop style:position="13.748cm"/>
          <style:tab-stop style:position="14.974cm"/>
          <style:tab-stop style:position="14.995cm"/>
          <style:tab-stop style:position="16.222cm"/>
          <style:tab-stop style:position="16.244cm"/>
          <style:tab-stop style:position="17.47cm"/>
          <style:tab-stop style:position="17.492cm"/>
          <style:tab-stop style:position="18.718cm"/>
          <style:tab-stop style:position="18.74cm"/>
          <style:tab-stop style:position="19.965cm"/>
          <style:tab-stop style:position="19.988cm"/>
          <style:tab-stop style:position="21.214cm"/>
          <style:tab-stop style:position="21.235cm"/>
          <style:tab-stop style:position="22.461cm"/>
          <style:tab-stop style:position="22.484cm"/>
          <style:tab-stop style:position="23.71cm"/>
          <style:tab-stop style:position="23.731cm"/>
          <style:tab-stop style:position="24.957cm"/>
          <style:tab-stop style:position="24.98cm"/>
          <style:tab-stop style:position="26.206cm"/>
          <style:tab-stop style:position="26.227cm"/>
        </style:tab-stops>
      </style:paragraph-properties>
      <style:text-properties fo:font-size="27pt" style:font-size-asian="27pt" style:font-size-complex="27pt"/>
    </style:style>
    <style:style style:name="Esquema_20_3" style:display-name="Esquema 3" style:family="paragraph" style:parent-style-name="Esquema_20_2">
      <style:paragraph-properties fo:margin-left="3.607cm" fo:margin-right="0cm" fo:margin-top="0.203cm" fo:margin-bottom="0cm" style:contextual-spacing="false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8.735cm"/>
          <style:tab-stop style:position="8.752cm"/>
          <style:tab-stop style:position="8.756cm"/>
          <style:tab-stop style:position="8.775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1.231cm"/>
          <style:tab-stop style:position="11.248cm"/>
          <style:tab-stop style:position="11.252cm"/>
          <style:tab-stop style:position="11.271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6.222cm"/>
          <style:tab-stop style:position="16.24cm"/>
          <style:tab-stop style:position="16.244cm"/>
          <style:tab-stop style:position="16.261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8.718cm"/>
          <style:tab-stop style:position="18.736cm"/>
          <style:tab-stop style:position="18.74cm"/>
          <style:tab-stop style:position="18.759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1.214cm"/>
          <style:tab-stop style:position="21.232cm"/>
          <style:tab-stop style:position="21.235cm"/>
          <style:tab-stop style:position="21.255cm"/>
          <style:tab-stop style:position="22.461cm"/>
          <style:tab-stop style:position="22.481cm"/>
          <style:tab-stop style:position="22.484cm"/>
          <style:tab-stop style:position="22.502cm"/>
          <style:tab-stop style:position="23.71cm"/>
          <style:tab-stop style:position="23.728cm"/>
          <style:tab-stop style:position="23.731cm"/>
          <style:tab-stop style:position="23.751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6.206cm"/>
          <style:tab-stop style:position="26.224cm"/>
          <style:tab-stop style:position="26.227cm"/>
          <style:tab-stop style:position="26.247cm"/>
          <style:tab-stop style:position="27.455cm"/>
          <style:tab-stop style:position="27.473cm"/>
          <style:tab-stop style:position="27.494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left="5.054cm" fo:margin-right="0cm" fo:margin-top="0.185cm" fo:margin-bottom="0cm" style:contextual-spacing="false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6.477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7.703cm"/>
          <style:tab-stop style:position="7.726cm"/>
          <style:tab-stop style:position="8.735cm"/>
          <style:tab-stop style:position="8.752cm"/>
          <style:tab-stop style:position="8.756cm"/>
          <style:tab-stop style:position="8.775cm"/>
          <style:tab-stop style:position="8.934cm"/>
          <style:tab-stop style:position="8.952cm"/>
          <style:tab-stop style:position="8.973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0.181cm"/>
          <style:tab-stop style:position="10.199cm"/>
          <style:tab-stop style:position="10.222cm"/>
          <style:tab-stop style:position="11.231cm"/>
          <style:tab-stop style:position="11.248cm"/>
          <style:tab-stop style:position="11.252cm"/>
          <style:tab-stop style:position="11.271cm"/>
          <style:tab-stop style:position="11.43cm"/>
          <style:tab-stop style:position="11.448cm"/>
          <style:tab-stop style:position="11.469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2.677cm"/>
          <style:tab-stop style:position="12.695cm"/>
          <style:tab-stop style:position="12.718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3.926cm"/>
          <style:tab-stop style:position="13.944cm"/>
          <style:tab-stop style:position="13.965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5.173cm"/>
          <style:tab-stop style:position="15.191cm"/>
          <style:tab-stop style:position="15.214cm"/>
          <style:tab-stop style:position="16.222cm"/>
          <style:tab-stop style:position="16.24cm"/>
          <style:tab-stop style:position="16.244cm"/>
          <style:tab-stop style:position="16.261cm"/>
          <style:tab-stop style:position="16.422cm"/>
          <style:tab-stop style:position="16.438cm"/>
          <style:tab-stop style:position="16.461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7.669cm"/>
          <style:tab-stop style:position="17.687cm"/>
          <style:tab-stop style:position="17.708cm"/>
          <style:tab-stop style:position="18.718cm"/>
          <style:tab-stop style:position="18.736cm"/>
          <style:tab-stop style:position="18.74cm"/>
          <style:tab-stop style:position="18.759cm"/>
          <style:tab-stop style:position="18.918cm"/>
          <style:tab-stop style:position="18.935cm"/>
          <style:tab-stop style:position="18.957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0.165cm"/>
          <style:tab-stop style:position="20.182cm"/>
          <style:tab-stop style:position="20.205cm"/>
          <style:tab-stop style:position="21.214cm"/>
          <style:tab-stop style:position="21.232cm"/>
          <style:tab-stop style:position="21.235cm"/>
          <style:tab-stop style:position="21.255cm"/>
          <style:tab-stop style:position="21.414cm"/>
          <style:tab-stop style:position="21.431cm"/>
          <style:tab-stop style:position="21.452cm"/>
          <style:tab-stop style:position="22.461cm"/>
          <style:tab-stop style:position="22.463cm"/>
          <style:tab-stop style:position="22.481cm"/>
          <style:tab-stop style:position="22.484cm"/>
          <style:tab-stop style:position="22.502cm"/>
          <style:tab-stop style:position="22.661cm"/>
          <style:tab-stop style:position="22.678cm"/>
          <style:tab-stop style:position="22.701cm"/>
          <style:tab-stop style:position="23.71cm"/>
          <style:tab-stop style:position="23.728cm"/>
          <style:tab-stop style:position="23.731cm"/>
          <style:tab-stop style:position="23.751cm"/>
          <style:tab-stop style:position="23.908cm"/>
          <style:tab-stop style:position="23.927cm"/>
          <style:tab-stop style:position="23.948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5.157cm"/>
          <style:tab-stop style:position="25.174cm"/>
          <style:tab-stop style:position="25.197cm"/>
          <style:tab-stop style:position="26.206cm"/>
          <style:tab-stop style:position="26.224cm"/>
          <style:tab-stop style:position="26.227cm"/>
          <style:tab-stop style:position="26.247cm"/>
          <style:tab-stop style:position="26.405cm"/>
          <style:tab-stop style:position="26.423cm"/>
          <style:tab-stop style:position="26.444cm"/>
          <style:tab-stop style:position="27.455cm"/>
          <style:tab-stop style:position="27.473cm"/>
          <style:tab-stop style:position="27.494cm"/>
          <style:tab-stop style:position="27.652cm"/>
          <style:tab-stop style:position="27.67cm"/>
          <style:tab-stop style:position="27.693cm"/>
          <style:tab-stop style:position="28.702cm"/>
          <style:tab-stop style:position="28.901cm"/>
          <style:tab-stop style:position="28.919cm"/>
          <style:tab-stop style:position="28.94cm"/>
          <style:tab-stop style:position="29.951cm"/>
        </style:tab-stops>
      </style:paragraph-properties>
      <style:text-properties fo:font-size="21pt" style:font-size-asian="21pt" style:font-size-complex="21pt"/>
    </style:style>
    <style:style style:name="Esquema_20_5" style:display-name="Esquema 5" style:family="paragraph" style:parent-style-name="Esquema_20_4">
      <style:paragraph-properties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6.477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7.703cm"/>
          <style:tab-stop style:position="7.726cm"/>
          <style:tab-stop style:position="7.927cm"/>
          <style:tab-stop style:position="8.735cm"/>
          <style:tab-stop style:position="8.752cm"/>
          <style:tab-stop style:position="8.756cm"/>
          <style:tab-stop style:position="8.775cm"/>
          <style:tab-stop style:position="8.934cm"/>
          <style:tab-stop style:position="8.952cm"/>
          <style:tab-stop style:position="8.973cm"/>
          <style:tab-stop style:position="9.153cm"/>
          <style:tab-stop style:position="9.176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0.181cm"/>
          <style:tab-stop style:position="10.199cm"/>
          <style:tab-stop style:position="10.222cm"/>
          <style:tab-stop style:position="10.384cm"/>
          <style:tab-stop style:position="10.402cm"/>
          <style:tab-stop style:position="10.423cm"/>
          <style:tab-stop style:position="11.231cm"/>
          <style:tab-stop style:position="11.248cm"/>
          <style:tab-stop style:position="11.252cm"/>
          <style:tab-stop style:position="11.271cm"/>
          <style:tab-stop style:position="11.43cm"/>
          <style:tab-stop style:position="11.448cm"/>
          <style:tab-stop style:position="11.469cm"/>
          <style:tab-stop style:position="11.631cm"/>
          <style:tab-stop style:position="11.649cm"/>
          <style:tab-stop style:position="11.672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2.677cm"/>
          <style:tab-stop style:position="12.681cm"/>
          <style:tab-stop style:position="12.695cm"/>
          <style:tab-stop style:position="12.718cm"/>
          <style:tab-stop style:position="12.88cm"/>
          <style:tab-stop style:position="12.898cm"/>
          <style:tab-stop style:position="12.919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3.926cm"/>
          <style:tab-stop style:position="13.928cm"/>
          <style:tab-stop style:position="13.944cm"/>
          <style:tab-stop style:position="13.965cm"/>
          <style:tab-stop style:position="14.127cm"/>
          <style:tab-stop style:position="14.145cm"/>
          <style:tab-stop style:position="14.168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5.173cm"/>
          <style:tab-stop style:position="15.177cm"/>
          <style:tab-stop style:position="15.191cm"/>
          <style:tab-stop style:position="15.214cm"/>
          <style:tab-stop style:position="15.376cm"/>
          <style:tab-stop style:position="15.393cm"/>
          <style:tab-stop style:position="15.415cm"/>
          <style:tab-stop style:position="16.222cm"/>
          <style:tab-stop style:position="16.24cm"/>
          <style:tab-stop style:position="16.244cm"/>
          <style:tab-stop style:position="16.261cm"/>
          <style:tab-stop style:position="16.422cm"/>
          <style:tab-stop style:position="16.425cm"/>
          <style:tab-stop style:position="16.438cm"/>
          <style:tab-stop style:position="16.461cm"/>
          <style:tab-stop style:position="16.623cm"/>
          <style:tab-stop style:position="16.641cm"/>
          <style:tab-stop style:position="16.663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7.669cm"/>
          <style:tab-stop style:position="17.672cm"/>
          <style:tab-stop style:position="17.687cm"/>
          <style:tab-stop style:position="17.708cm"/>
          <style:tab-stop style:position="17.872cm"/>
          <style:tab-stop style:position="17.888cm"/>
          <style:tab-stop style:position="17.911cm"/>
          <style:tab-stop style:position="18.717cm"/>
          <style:tab-stop style:position="18.718cm"/>
          <style:tab-stop style:position="18.736cm"/>
          <style:tab-stop style:position="18.74cm"/>
          <style:tab-stop style:position="18.759cm"/>
          <style:tab-stop style:position="18.918cm"/>
          <style:tab-stop style:position="18.921cm"/>
          <style:tab-stop style:position="18.935cm"/>
          <style:tab-stop style:position="18.957cm"/>
          <style:tab-stop style:position="19.119cm"/>
          <style:tab-stop style:position="19.136cm"/>
          <style:tab-stop style:position="19.158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0.165cm"/>
          <style:tab-stop style:position="20.168cm"/>
          <style:tab-stop style:position="20.182cm"/>
          <style:tab-stop style:position="20.205cm"/>
          <style:tab-stop style:position="20.368cm"/>
          <style:tab-stop style:position="20.385cm"/>
          <style:tab-stop style:position="20.406cm"/>
          <style:tab-stop style:position="21.214cm"/>
          <style:tab-stop style:position="21.232cm"/>
          <style:tab-stop style:position="21.235cm"/>
          <style:tab-stop style:position="21.255cm"/>
          <style:tab-stop style:position="21.414cm"/>
          <style:tab-stop style:position="21.417cm"/>
          <style:tab-stop style:position="21.431cm"/>
          <style:tab-stop style:position="21.452cm"/>
          <style:tab-stop style:position="21.615cm"/>
          <style:tab-stop style:position="21.632cm"/>
          <style:tab-stop style:position="21.655cm"/>
          <style:tab-stop style:position="22.461cm"/>
          <style:tab-stop style:position="22.463cm"/>
          <style:tab-stop style:position="22.481cm"/>
          <style:tab-stop style:position="22.484cm"/>
          <style:tab-stop style:position="22.502cm"/>
          <style:tab-stop style:position="22.661cm"/>
          <style:tab-stop style:position="22.664cm"/>
          <style:tab-stop style:position="22.678cm"/>
          <style:tab-stop style:position="22.701cm"/>
          <style:tab-stop style:position="22.864cm"/>
          <style:tab-stop style:position="22.881cm"/>
          <style:tab-stop style:position="22.902cm"/>
          <style:tab-stop style:position="23.71cm"/>
          <style:tab-stop style:position="23.728cm"/>
          <style:tab-stop style:position="23.731cm"/>
          <style:tab-stop style:position="23.751cm"/>
          <style:tab-stop style:position="23.908cm"/>
          <style:tab-stop style:position="23.913cm"/>
          <style:tab-stop style:position="23.927cm"/>
          <style:tab-stop style:position="23.948cm"/>
          <style:tab-stop style:position="24.111cm"/>
          <style:tab-stop style:position="24.128cm"/>
          <style:tab-stop style:position="24.151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5.157cm"/>
          <style:tab-stop style:position="25.16cm"/>
          <style:tab-stop style:position="25.174cm"/>
          <style:tab-stop style:position="25.197cm"/>
          <style:tab-stop style:position="25.358cm"/>
          <style:tab-stop style:position="25.377cm"/>
          <style:tab-stop style:position="25.398cm"/>
          <style:tab-stop style:position="26.206cm"/>
          <style:tab-stop style:position="26.224cm"/>
          <style:tab-stop style:position="26.227cm"/>
          <style:tab-stop style:position="26.247cm"/>
          <style:tab-stop style:position="26.405cm"/>
          <style:tab-stop style:position="26.409cm"/>
          <style:tab-stop style:position="26.423cm"/>
          <style:tab-stop style:position="26.444cm"/>
          <style:tab-stop style:position="26.607cm"/>
          <style:tab-stop style:position="26.624cm"/>
          <style:tab-stop style:position="26.647cm"/>
          <style:tab-stop style:position="27.453cm"/>
          <style:tab-stop style:position="27.455cm"/>
          <style:tab-stop style:position="27.473cm"/>
          <style:tab-stop style:position="27.494cm"/>
          <style:tab-stop style:position="27.652cm"/>
          <style:tab-stop style:position="27.656cm"/>
          <style:tab-stop style:position="27.67cm"/>
          <style:tab-stop style:position="27.693cm"/>
          <style:tab-stop style:position="27.855cm"/>
          <style:tab-stop style:position="27.873cm"/>
          <style:tab-stop style:position="27.894cm"/>
          <style:tab-stop style:position="28.702cm"/>
          <style:tab-stop style:position="28.901cm"/>
          <style:tab-stop style:position="28.905cm"/>
          <style:tab-stop style:position="28.919cm"/>
          <style:tab-stop style:position="28.94cm"/>
          <style:tab-stop style:position="29.102cm"/>
          <style:tab-stop style:position="29.12cm"/>
          <style:tab-stop style:position="29.143cm"/>
          <style:tab-stop style:position="29.949cm"/>
          <style:tab-stop style:position="29.951cm"/>
          <style:tab-stop style:position="30.152cm"/>
          <style:tab-stop style:position="30.351cm"/>
          <style:tab-stop style:position="30.369cm"/>
          <style:tab-stop style:position="30.39cm"/>
          <style:tab-stop style:position="31.40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 style:parent-style-name="Standard">
      <style:paragraph-properties fo:margin-left="1.071cm" fo:margin-right="0cm" fo:margin-top="0.282cm" fo:margin-bottom="0cm" style:contextual-spacing="false" style:line-height-at-least="1.99cm" fo:hyphenation-ladder-count="no-limit" fo:text-indent="0cm" style:auto-text-indent="false" style:text-autospace="none" style:punctuation-wrap="hanging" style:line-break="strict">
        <style:tab-stops>
          <style:tab-stop style:position="2.494cm"/>
          <style:tab-stop style:position="3.743cm"/>
          <style:tab-stop style:position="4.99cm"/>
          <style:tab-stop style:position="6.239cm"/>
          <style:tab-stop style:position="7.486cm"/>
          <style:tab-stop style:position="8.735cm"/>
          <style:tab-stop style:position="9.982cm"/>
          <style:tab-stop style:position="11.231cm"/>
          <style:tab-stop style:position="12.478cm"/>
          <style:tab-stop style:position="13.725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color="#003366" style:text-outline="false" style:text-line-through-style="none" style:text-line-through-type="none" style:font-name="HG Mincho Light J" fo:font-family="'HG Mincho Light J', msmincho" style:font-pitch="variable" fo:font-size="32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32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ítulo1_7e_LT_7e_Gliederung_20_2" style:display-name="Título1~LT~Gliederung 2" style:family="paragraph" style:parent-style-name="Título1_7e_LT_7e_Gliederung_20_1">
      <style:paragraph-properties fo:margin-left="2.341cm" fo:margin-right="0cm" fo:margin-top="0.238cm" fo:margin-bottom="0cm" style:contextual-spacing="false" fo:line-height="80%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6.239cm"/>
          <style:tab-stop style:position="6.26cm"/>
          <style:tab-stop style:position="7.486cm"/>
          <style:tab-stop style:position="7.509cm"/>
          <style:tab-stop style:position="8.735cm"/>
          <style:tab-stop style:position="8.756cm"/>
          <style:tab-stop style:position="9.982cm"/>
          <style:tab-stop style:position="10.005cm"/>
          <style:tab-stop style:position="11.231cm"/>
          <style:tab-stop style:position="11.252cm"/>
          <style:tab-stop style:position="12.478cm"/>
          <style:tab-stop style:position="12.501cm"/>
          <style:tab-stop style:position="13.725cm"/>
          <style:tab-stop style:position="13.748cm"/>
          <style:tab-stop style:position="14.974cm"/>
          <style:tab-stop style:position="14.995cm"/>
          <style:tab-stop style:position="16.222cm"/>
          <style:tab-stop style:position="16.244cm"/>
          <style:tab-stop style:position="17.47cm"/>
          <style:tab-stop style:position="17.492cm"/>
          <style:tab-stop style:position="18.718cm"/>
          <style:tab-stop style:position="18.74cm"/>
          <style:tab-stop style:position="19.965cm"/>
          <style:tab-stop style:position="19.988cm"/>
          <style:tab-stop style:position="21.214cm"/>
          <style:tab-stop style:position="21.235cm"/>
          <style:tab-stop style:position="22.461cm"/>
          <style:tab-stop style:position="22.484cm"/>
          <style:tab-stop style:position="23.71cm"/>
          <style:tab-stop style:position="23.731cm"/>
          <style:tab-stop style:position="24.957cm"/>
          <style:tab-stop style:position="24.98cm"/>
          <style:tab-stop style:position="26.206cm"/>
          <style:tab-stop style:position="26.227cm"/>
        </style:tab-stops>
      </style:paragraph-properties>
      <style:text-properties fo:font-size="27pt" style:font-size-asian="27pt" style:font-size-complex="27pt"/>
    </style:style>
    <style:style style:name="Título1_7e_LT_7e_Gliederung_20_3" style:display-name="Título1~LT~Gliederung 3" style:family="paragraph" style:parent-style-name="Título1_7e_LT_7e_Gliederung_20_2">
      <style:paragraph-properties fo:margin-left="3.607cm" fo:margin-right="0cm" fo:margin-top="0.203cm" fo:margin-bottom="0cm" style:contextual-spacing="false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8.735cm"/>
          <style:tab-stop style:position="8.752cm"/>
          <style:tab-stop style:position="8.756cm"/>
          <style:tab-stop style:position="8.775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1.231cm"/>
          <style:tab-stop style:position="11.248cm"/>
          <style:tab-stop style:position="11.252cm"/>
          <style:tab-stop style:position="11.271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6.222cm"/>
          <style:tab-stop style:position="16.24cm"/>
          <style:tab-stop style:position="16.244cm"/>
          <style:tab-stop style:position="16.261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8.718cm"/>
          <style:tab-stop style:position="18.736cm"/>
          <style:tab-stop style:position="18.74cm"/>
          <style:tab-stop style:position="18.759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1.214cm"/>
          <style:tab-stop style:position="21.232cm"/>
          <style:tab-stop style:position="21.235cm"/>
          <style:tab-stop style:position="21.255cm"/>
          <style:tab-stop style:position="22.461cm"/>
          <style:tab-stop style:position="22.481cm"/>
          <style:tab-stop style:position="22.484cm"/>
          <style:tab-stop style:position="22.502cm"/>
          <style:tab-stop style:position="23.71cm"/>
          <style:tab-stop style:position="23.728cm"/>
          <style:tab-stop style:position="23.731cm"/>
          <style:tab-stop style:position="23.751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6.206cm"/>
          <style:tab-stop style:position="26.224cm"/>
          <style:tab-stop style:position="26.227cm"/>
          <style:tab-stop style:position="26.247cm"/>
          <style:tab-stop style:position="27.455cm"/>
          <style:tab-stop style:position="27.473cm"/>
          <style:tab-stop style:position="27.494cm"/>
        </style:tab-stops>
      </style:paragraph-properties>
      <style:text-properties fo:font-size="23pt" style:font-size-asian="23pt" style:font-size-complex="23pt"/>
    </style:style>
    <style:style style:name="Título1_7e_LT_7e_Gliederung_20_4" style:display-name="Título1~LT~Gliederung 4" style:family="paragraph" style:parent-style-name="Título1_7e_LT_7e_Gliederung_20_3">
      <style:paragraph-properties fo:margin-left="5.054cm" fo:margin-right="0cm" fo:margin-top="0.185cm" fo:margin-bottom="0cm" style:contextual-spacing="false" fo:text-indent="0cm" style:auto-text-indent="false"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6.477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7.703cm"/>
          <style:tab-stop style:position="7.726cm"/>
          <style:tab-stop style:position="8.735cm"/>
          <style:tab-stop style:position="8.752cm"/>
          <style:tab-stop style:position="8.756cm"/>
          <style:tab-stop style:position="8.775cm"/>
          <style:tab-stop style:position="8.934cm"/>
          <style:tab-stop style:position="8.952cm"/>
          <style:tab-stop style:position="8.973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0.181cm"/>
          <style:tab-stop style:position="10.199cm"/>
          <style:tab-stop style:position="10.222cm"/>
          <style:tab-stop style:position="11.231cm"/>
          <style:tab-stop style:position="11.248cm"/>
          <style:tab-stop style:position="11.252cm"/>
          <style:tab-stop style:position="11.271cm"/>
          <style:tab-stop style:position="11.43cm"/>
          <style:tab-stop style:position="11.448cm"/>
          <style:tab-stop style:position="11.469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2.677cm"/>
          <style:tab-stop style:position="12.695cm"/>
          <style:tab-stop style:position="12.718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3.926cm"/>
          <style:tab-stop style:position="13.944cm"/>
          <style:tab-stop style:position="13.965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5.173cm"/>
          <style:tab-stop style:position="15.191cm"/>
          <style:tab-stop style:position="15.214cm"/>
          <style:tab-stop style:position="16.222cm"/>
          <style:tab-stop style:position="16.24cm"/>
          <style:tab-stop style:position="16.244cm"/>
          <style:tab-stop style:position="16.261cm"/>
          <style:tab-stop style:position="16.422cm"/>
          <style:tab-stop style:position="16.438cm"/>
          <style:tab-stop style:position="16.461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7.669cm"/>
          <style:tab-stop style:position="17.687cm"/>
          <style:tab-stop style:position="17.708cm"/>
          <style:tab-stop style:position="18.718cm"/>
          <style:tab-stop style:position="18.736cm"/>
          <style:tab-stop style:position="18.74cm"/>
          <style:tab-stop style:position="18.759cm"/>
          <style:tab-stop style:position="18.918cm"/>
          <style:tab-stop style:position="18.935cm"/>
          <style:tab-stop style:position="18.957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0.165cm"/>
          <style:tab-stop style:position="20.182cm"/>
          <style:tab-stop style:position="20.205cm"/>
          <style:tab-stop style:position="21.214cm"/>
          <style:tab-stop style:position="21.232cm"/>
          <style:tab-stop style:position="21.235cm"/>
          <style:tab-stop style:position="21.255cm"/>
          <style:tab-stop style:position="21.414cm"/>
          <style:tab-stop style:position="21.431cm"/>
          <style:tab-stop style:position="21.452cm"/>
          <style:tab-stop style:position="22.461cm"/>
          <style:tab-stop style:position="22.463cm"/>
          <style:tab-stop style:position="22.481cm"/>
          <style:tab-stop style:position="22.484cm"/>
          <style:tab-stop style:position="22.502cm"/>
          <style:tab-stop style:position="22.661cm"/>
          <style:tab-stop style:position="22.678cm"/>
          <style:tab-stop style:position="22.701cm"/>
          <style:tab-stop style:position="23.71cm"/>
          <style:tab-stop style:position="23.728cm"/>
          <style:tab-stop style:position="23.731cm"/>
          <style:tab-stop style:position="23.751cm"/>
          <style:tab-stop style:position="23.908cm"/>
          <style:tab-stop style:position="23.927cm"/>
          <style:tab-stop style:position="23.948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5.157cm"/>
          <style:tab-stop style:position="25.174cm"/>
          <style:tab-stop style:position="25.197cm"/>
          <style:tab-stop style:position="26.206cm"/>
          <style:tab-stop style:position="26.224cm"/>
          <style:tab-stop style:position="26.227cm"/>
          <style:tab-stop style:position="26.247cm"/>
          <style:tab-stop style:position="26.405cm"/>
          <style:tab-stop style:position="26.423cm"/>
          <style:tab-stop style:position="26.444cm"/>
          <style:tab-stop style:position="27.455cm"/>
          <style:tab-stop style:position="27.473cm"/>
          <style:tab-stop style:position="27.494cm"/>
          <style:tab-stop style:position="27.652cm"/>
          <style:tab-stop style:position="27.67cm"/>
          <style:tab-stop style:position="27.693cm"/>
          <style:tab-stop style:position="28.702cm"/>
          <style:tab-stop style:position="28.901cm"/>
          <style:tab-stop style:position="28.919cm"/>
          <style:tab-stop style:position="28.94cm"/>
          <style:tab-stop style:position="29.951cm"/>
        </style:tab-stops>
      </style:paragraph-properties>
      <style:text-properties fo:font-size="21pt" style:font-size-asian="21pt" style:font-size-complex="21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2.494cm"/>
          <style:tab-stop style:position="3.743cm"/>
          <style:tab-stop style:position="3.764cm"/>
          <style:tab-stop style:position="4.99cm"/>
          <style:tab-stop style:position="5.013cm"/>
          <style:tab-stop style:position="5.031cm"/>
          <style:tab-stop style:position="6.239cm"/>
          <style:tab-stop style:position="6.257cm"/>
          <style:tab-stop style:position="6.26cm"/>
          <style:tab-stop style:position="6.279cm"/>
          <style:tab-stop style:position="6.477cm"/>
          <style:tab-stop style:position="7.486cm"/>
          <style:tab-stop style:position="7.488cm"/>
          <style:tab-stop style:position="7.505cm"/>
          <style:tab-stop style:position="7.509cm"/>
          <style:tab-stop style:position="7.527cm"/>
          <style:tab-stop style:position="7.703cm"/>
          <style:tab-stop style:position="7.726cm"/>
          <style:tab-stop style:position="7.927cm"/>
          <style:tab-stop style:position="8.735cm"/>
          <style:tab-stop style:position="8.752cm"/>
          <style:tab-stop style:position="8.756cm"/>
          <style:tab-stop style:position="8.775cm"/>
          <style:tab-stop style:position="8.934cm"/>
          <style:tab-stop style:position="8.952cm"/>
          <style:tab-stop style:position="8.973cm"/>
          <style:tab-stop style:position="9.153cm"/>
          <style:tab-stop style:position="9.176cm"/>
          <style:tab-stop style:position="9.982cm"/>
          <style:tab-stop style:position="9.984cm"/>
          <style:tab-stop style:position="10.001cm"/>
          <style:tab-stop style:position="10.005cm"/>
          <style:tab-stop style:position="10.022cm"/>
          <style:tab-stop style:position="10.181cm"/>
          <style:tab-stop style:position="10.199cm"/>
          <style:tab-stop style:position="10.222cm"/>
          <style:tab-stop style:position="10.384cm"/>
          <style:tab-stop style:position="10.402cm"/>
          <style:tab-stop style:position="10.423cm"/>
          <style:tab-stop style:position="11.231cm"/>
          <style:tab-stop style:position="11.248cm"/>
          <style:tab-stop style:position="11.252cm"/>
          <style:tab-stop style:position="11.271cm"/>
          <style:tab-stop style:position="11.43cm"/>
          <style:tab-stop style:position="11.448cm"/>
          <style:tab-stop style:position="11.469cm"/>
          <style:tab-stop style:position="11.631cm"/>
          <style:tab-stop style:position="11.649cm"/>
          <style:tab-stop style:position="11.672cm"/>
          <style:tab-stop style:position="12.478cm"/>
          <style:tab-stop style:position="12.48cm"/>
          <style:tab-stop style:position="12.497cm"/>
          <style:tab-stop style:position="12.501cm"/>
          <style:tab-stop style:position="12.518cm"/>
          <style:tab-stop style:position="12.677cm"/>
          <style:tab-stop style:position="12.681cm"/>
          <style:tab-stop style:position="12.695cm"/>
          <style:tab-stop style:position="12.718cm"/>
          <style:tab-stop style:position="12.88cm"/>
          <style:tab-stop style:position="12.898cm"/>
          <style:tab-stop style:position="12.919cm"/>
          <style:tab-stop style:position="13.725cm"/>
          <style:tab-stop style:position="13.727cm"/>
          <style:tab-stop style:position="13.744cm"/>
          <style:tab-stop style:position="13.748cm"/>
          <style:tab-stop style:position="13.767cm"/>
          <style:tab-stop style:position="13.926cm"/>
          <style:tab-stop style:position="13.928cm"/>
          <style:tab-stop style:position="13.944cm"/>
          <style:tab-stop style:position="13.965cm"/>
          <style:tab-stop style:position="14.127cm"/>
          <style:tab-stop style:position="14.145cm"/>
          <style:tab-stop style:position="14.168cm"/>
          <style:tab-stop style:position="14.974cm"/>
          <style:tab-stop style:position="14.975cm"/>
          <style:tab-stop style:position="14.991cm"/>
          <style:tab-stop style:position="14.995cm"/>
          <style:tab-stop style:position="15.014cm"/>
          <style:tab-stop style:position="15.173cm"/>
          <style:tab-stop style:position="15.177cm"/>
          <style:tab-stop style:position="15.191cm"/>
          <style:tab-stop style:position="15.214cm"/>
          <style:tab-stop style:position="15.376cm"/>
          <style:tab-stop style:position="15.393cm"/>
          <style:tab-stop style:position="15.415cm"/>
          <style:tab-stop style:position="16.222cm"/>
          <style:tab-stop style:position="16.24cm"/>
          <style:tab-stop style:position="16.244cm"/>
          <style:tab-stop style:position="16.261cm"/>
          <style:tab-stop style:position="16.422cm"/>
          <style:tab-stop style:position="16.425cm"/>
          <style:tab-stop style:position="16.438cm"/>
          <style:tab-stop style:position="16.461cm"/>
          <style:tab-stop style:position="16.623cm"/>
          <style:tab-stop style:position="16.641cm"/>
          <style:tab-stop style:position="16.663cm"/>
          <style:tab-stop style:position="17.47cm"/>
          <style:tab-stop style:position="17.471cm"/>
          <style:tab-stop style:position="17.489cm"/>
          <style:tab-stop style:position="17.492cm"/>
          <style:tab-stop style:position="17.51cm"/>
          <style:tab-stop style:position="17.669cm"/>
          <style:tab-stop style:position="17.672cm"/>
          <style:tab-stop style:position="17.687cm"/>
          <style:tab-stop style:position="17.708cm"/>
          <style:tab-stop style:position="17.872cm"/>
          <style:tab-stop style:position="17.888cm"/>
          <style:tab-stop style:position="17.911cm"/>
          <style:tab-stop style:position="18.717cm"/>
          <style:tab-stop style:position="18.718cm"/>
          <style:tab-stop style:position="18.736cm"/>
          <style:tab-stop style:position="18.74cm"/>
          <style:tab-stop style:position="18.759cm"/>
          <style:tab-stop style:position="18.918cm"/>
          <style:tab-stop style:position="18.921cm"/>
          <style:tab-stop style:position="18.935cm"/>
          <style:tab-stop style:position="18.957cm"/>
          <style:tab-stop style:position="19.119cm"/>
          <style:tab-stop style:position="19.136cm"/>
          <style:tab-stop style:position="19.158cm"/>
          <style:tab-stop style:position="19.965cm"/>
          <style:tab-stop style:position="19.967cm"/>
          <style:tab-stop style:position="19.985cm"/>
          <style:tab-stop style:position="19.988cm"/>
          <style:tab-stop style:position="20.006cm"/>
          <style:tab-stop style:position="20.165cm"/>
          <style:tab-stop style:position="20.168cm"/>
          <style:tab-stop style:position="20.182cm"/>
          <style:tab-stop style:position="20.205cm"/>
          <style:tab-stop style:position="20.368cm"/>
          <style:tab-stop style:position="20.385cm"/>
          <style:tab-stop style:position="20.406cm"/>
          <style:tab-stop style:position="21.214cm"/>
          <style:tab-stop style:position="21.232cm"/>
          <style:tab-stop style:position="21.235cm"/>
          <style:tab-stop style:position="21.255cm"/>
          <style:tab-stop style:position="21.414cm"/>
          <style:tab-stop style:position="21.417cm"/>
          <style:tab-stop style:position="21.431cm"/>
          <style:tab-stop style:position="21.452cm"/>
          <style:tab-stop style:position="21.615cm"/>
          <style:tab-stop style:position="21.632cm"/>
          <style:tab-stop style:position="21.655cm"/>
          <style:tab-stop style:position="22.461cm"/>
          <style:tab-stop style:position="22.463cm"/>
          <style:tab-stop style:position="22.481cm"/>
          <style:tab-stop style:position="22.484cm"/>
          <style:tab-stop style:position="22.502cm"/>
          <style:tab-stop style:position="22.661cm"/>
          <style:tab-stop style:position="22.664cm"/>
          <style:tab-stop style:position="22.678cm"/>
          <style:tab-stop style:position="22.701cm"/>
          <style:tab-stop style:position="22.864cm"/>
          <style:tab-stop style:position="22.881cm"/>
          <style:tab-stop style:position="22.902cm"/>
          <style:tab-stop style:position="23.71cm"/>
          <style:tab-stop style:position="23.728cm"/>
          <style:tab-stop style:position="23.731cm"/>
          <style:tab-stop style:position="23.751cm"/>
          <style:tab-stop style:position="23.908cm"/>
          <style:tab-stop style:position="23.913cm"/>
          <style:tab-stop style:position="23.927cm"/>
          <style:tab-stop style:position="23.948cm"/>
          <style:tab-stop style:position="24.111cm"/>
          <style:tab-stop style:position="24.128cm"/>
          <style:tab-stop style:position="24.151cm"/>
          <style:tab-stop style:position="24.957cm"/>
          <style:tab-stop style:position="24.959cm"/>
          <style:tab-stop style:position="24.977cm"/>
          <style:tab-stop style:position="24.98cm"/>
          <style:tab-stop style:position="24.998cm"/>
          <style:tab-stop style:position="25.157cm"/>
          <style:tab-stop style:position="25.16cm"/>
          <style:tab-stop style:position="25.174cm"/>
          <style:tab-stop style:position="25.197cm"/>
          <style:tab-stop style:position="25.358cm"/>
          <style:tab-stop style:position="25.377cm"/>
          <style:tab-stop style:position="25.398cm"/>
          <style:tab-stop style:position="26.206cm"/>
          <style:tab-stop style:position="26.224cm"/>
          <style:tab-stop style:position="26.227cm"/>
          <style:tab-stop style:position="26.247cm"/>
          <style:tab-stop style:position="26.405cm"/>
          <style:tab-stop style:position="26.409cm"/>
          <style:tab-stop style:position="26.423cm"/>
          <style:tab-stop style:position="26.444cm"/>
          <style:tab-stop style:position="26.607cm"/>
          <style:tab-stop style:position="26.624cm"/>
          <style:tab-stop style:position="26.647cm"/>
          <style:tab-stop style:position="27.453cm"/>
          <style:tab-stop style:position="27.455cm"/>
          <style:tab-stop style:position="27.473cm"/>
          <style:tab-stop style:position="27.494cm"/>
          <style:tab-stop style:position="27.652cm"/>
          <style:tab-stop style:position="27.656cm"/>
          <style:tab-stop style:position="27.67cm"/>
          <style:tab-stop style:position="27.693cm"/>
          <style:tab-stop style:position="27.855cm"/>
          <style:tab-stop style:position="27.873cm"/>
          <style:tab-stop style:position="27.894cm"/>
          <style:tab-stop style:position="28.702cm"/>
          <style:tab-stop style:position="28.901cm"/>
          <style:tab-stop style:position="28.905cm"/>
          <style:tab-stop style:position="28.919cm"/>
          <style:tab-stop style:position="28.94cm"/>
          <style:tab-stop style:position="29.102cm"/>
          <style:tab-stop style:position="29.12cm"/>
          <style:tab-stop style:position="29.143cm"/>
          <style:tab-stop style:position="29.949cm"/>
          <style:tab-stop style:position="29.951cm"/>
          <style:tab-stop style:position="30.152cm"/>
          <style:tab-stop style:position="30.351cm"/>
          <style:tab-stop style:position="30.369cm"/>
          <style:tab-stop style:position="30.39cm"/>
          <style:tab-stop style:position="31.401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 style:parent-style-name="Standard">
      <style:paragraph-properties fo:margin-left="0cm" fo:margin-right="0cm" fo:margin-top="0cm" fo:margin-bottom="0cm" style:contextual-spacing="false" fo:line-height="70%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666" style:text-outline="false" style:text-line-through-style="none" style:text-line-through-type="none" style:font-name="HG Mincho Light J" fo:font-family="'HG Mincho Light J', msmincho" style:font-pitch="variable" fo:font-size="41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41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41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ítulo1_7e_LT_7e_Untertitel" style:display-name="Título1~LT~Untertitel" style:family="paragraph" style:parent-style-name="Standard">
      <style:paragraph-properties fo:margin-left="0cm" fo:margin-right="0cm" fo:margin-top="0.282cm" fo:margin-bottom="0cm" style:contextual-spacing="false" style:line-height-at-least="1.99cm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666" style:text-outline="false" style:text-line-through-style="none" style:text-line-through-type="none" style:font-name="HG Mincho Light J" fo:font-family="'HG Mincho Light J', msmincho" style:font-pitch="variable" fo:font-size="32pt" fo:language="de" fo:country="DE" fo:font-style="normal" fo:text-shadow="none" style:text-underline-style="none" fo:font-weight="normal" style:font-name-asian="HG Mincho Light J" style:font-family-asian="'HG Mincho Light J', msmincho" style:font-pitch-asian="variable" style:font-size-asian="32pt" style:language-asian="zxx" style:country-asian="none" style:font-style-asian="normal" style:font-weight-asian="normal" style:font-name-complex="HG Mincho Light J" style:font-family-complex="'HG Mincho Light J', msmincho" style:font-pitch-complex="variable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ítulo1_7e_LT_7e_Notizen" style:display-name="Título1~LT~Notizen" style:family="paragraph" style:parent-style-name="Standard">
      <style:paragraph-properties fo:margin-left="0cm" fo:margin-right="0cm" fo:margin-top="0.159cm" fo:margin-bottom="0cm" style:contextual-spacing="false" fo:line-height="85%" fo:hyphenation-ladder-count="no-limit" fo:text-indent="0cm" style:auto-text-indent="false" style:text-autospace="none" style:punctuation-wrap="hanging" style:line-break="stric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text-line-through-type="none" style:font-name="Tahoma" fo:font-family="Tahoma, Lucidasans" style:font-pitch="variable" fo:language="de" fo:country="DE" fo:font-style="normal" fo:text-shadow="none" style:text-underline-style="none" fo:font-weight="normal" style:font-name-asian="Tahoma" style:font-family-asian="Tahoma, Lucidasans" style:font-pitch-asian="variable" style:language-asian="zxx" style:country-asian="none" style:font-style-asian="normal" style:font-weight-asian="normal" style:font-name-complex="Tahoma" style:font-family-complex="Tahoma, Lucidasans" style:font-pitch-complex="variable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ítulo1_7e_LT_7e_Hintergrundobjekte" style:display-name="Título1~LT~Hintergrundobjekte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Nimbus Sans L1" style:font-family-asian="'Nimbus Sans L', Arial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Título1_7e_LT_7e_Hintergrund" style:display-name="Título1~LT~Hintergrund" style:family="paragraph" style:parent-style-name="Standard">
      <style:paragraph-properties fo:text-align="center" style:justify-single-word="false" fo:hyphenation-ladder-count="no-limit" style:text-autospace="none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Nimbus Sans L1" style:font-family-asian="'Nimbus Sans L', Arial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WW-Normal_20__28_Web_29_" style:display-name="WW-Normal (Web)" style:family="paragraph" style:parent-style-name="Standard">
      <style:paragraph-properties fo:margin-top="0.176cm" fo:margin-bottom="0.176cm" style:contextual-spacing="false"/>
      <style:text-properties fo:color="#000000"/>
    </style:style>
    <style:style style:name="WW-Sangría_20_de_20_primera_20_línea" style:display-name="WW-Sangría de primera línea" style:family="paragraph" style:parent-style-name="Text_20_body">
      <style:paragraph-properties fo:margin-left="0cm" fo:margin-right="0cm" fo:text-indent="0.499cm" style:auto-text-indent="false"/>
    </style:style>
    <style:style style:name="WW-Texto_20_independiente_20_3" style:display-name="WW-Texto independiente 3" style:family="paragraph" style:parent-style-name="Standard">
      <style:paragraph-properties style:line-height-at-least="0.353cm" style:text-autospace="none"/>
      <style:text-properties style:font-name="Arial" fo:font-family="Arial" style:font-family-generic="swiss" style:font-pitch="variable" fo:font-weight="bold" style:font-name-asian="Nimbus Roman No9 L" style:font-family-asian="'Nimbus Roman No9 L', 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8Num3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1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2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6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" style:family="text"/>
    <style:style style:name="WW-WW8Num1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WW8Num2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1" style:family="text"/>
    <style:style style:name="WW-WW8Num1z0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WW8Num2z0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11" style:family="text"/>
    <style:style style:name="WW-WW8Num1z01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WW8Num2z01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111" style:family="text"/>
    <style:style style:name="WW-WW8Num1z011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WW8Num2z011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1111" style:family="text"/>
    <style:style style:name="WW-WW8Num1z0111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WW8Num2z01111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-Viñeta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1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11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Viñetas1111111111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Carácter_20_de_20_numeración" style:display-name="Carácter de numeración" style:family="text"/>
    <style:style style:name="WW-Carácter_20_de_20_numeración" style:display-name="WW-Carácter de numeración" style:family="text"/>
    <style:style style:name="WW-Carácter_20_de_20_numeración1" style:display-name="WW-Carácter de numeración1" style:family="text"/>
    <style:style style:name="WW-Carácter_20_de_20_numeración11" style:display-name="WW-Carácter de numeración11" style:family="text"/>
    <style:style style:name="WW-Carácter_20_de_20_numeración111" style:display-name="WW-Carácter de numeración111" style:family="text"/>
    <style:style style:name="WW-Carácter_20_de_20_numeración1111" style:display-name="WW-Carácter de numeración1111" style:family="text"/>
    <style:style style:name="WW-Carácter_20_de_20_numeración11111" style:display-name="WW-Carácter de numeración11111" style:family="text"/>
    <style:style style:name="WW-Carácter_20_de_20_numeración111111" style:display-name="WW-Carácter de numeración111111" style:family="text"/>
    <style:style style:name="WW-Carácter_20_de_20_numeración1111111" style:display-name="WW-Carácter de numeración1111111" style:family="text"/>
    <style:style style:name="WW-Carácter_20_de_20_numeración11111111" style:display-name="WW-Carácter de numeración11111111" style:family="text"/>
    <style:style style:name="WW-Carácter_20_de_20_numeración111111111" style:display-name="WW-Carácter de numeración111111111" style:family="text"/>
    <style:style style:name="WW-Carácter_20_de_20_numeración1111111111" style:display-name="WW-Carácter de numeración1111111111" style:family="text"/>
    <style:style style:name="WW-Carácter_20_de_20_numeración11111111111" style:display-name="WW-Carácter de numeración11111111111" style:family="text"/>
    <style:style style:name="Source_20_Text" style:display-name="Source Text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WW-Texto_20_fuente" style:display-name="WW-Texto fuente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WW-Texto_20_fuente1" style:display-name="WW-Texto fuente1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WW-Texto_20_fuente11" style:display-name="WW-Texto fuente11" style:family="text">
      <style:text-properties style:font-name="Luxi Mono" fo:font-family="'Luxi Mono'" style:font-family-generic="modern" style:font-name-asian="Luxi Mono" style:font-family-asian="'Luxi Mono'" style:font-family-generic-asian="modern" style:font-name-complex="Luxi Mono" style:font-family-complex="'Luxi Mono'" style:font-family-generic-complex="modern"/>
    </style:style>
    <style:style style:name="WW-Texto_20_fuente111" style:display-name="WW-Texto fuente111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WW-Texto_20_fuente1111" style:display-name="WW-Texto fuente1111" style:family="text">
      <style:text-properties style:font-name="Luxi Mono" fo:font-family="'Luxi Mono'" style:font-family-generic="modern" style:font-name-asian="Luxi Mono" style:font-family-asian="'Luxi Mono'" style:font-family-generic-asian="modern" style:font-name-complex="Luxi Mono" style:font-family-complex="'Luxi Mono'" style:font-family-generic-complex="modern"/>
    </style:style>
    <style:style style:name="WW-Texto_20_fuente11111" style:display-name="WW-Texto fuente11111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WW-Texto_20_fuente111111" style:display-name="WW-Texto fuente111111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3cm" fo:margin-left="0cm" fo:margin-right="0cm" fo:margin-bottom="0.984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08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Egilea:Kepa Bengoetxea<text:tab/> <text:s text:c="31"/>Praktika: Cko Liburutegiak eta Proiektu berriak sortu 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3-08T11:58:29</meta:creation-date>
    <dc:creator>kepa </dc:creator>
    <dc:date>2017-03-01T21:15:13.558138700</dc:date>
    <meta:print-date>2113-01-01T00:00:00</meta:print-date>
    <meta:editing-cycles>16</meta:editing-cycles>
    <meta:editing-duration>P23DT23H38M35S</meta:editing-duration>
    <meta:generator>LibreOffice/4.2.8.2$Linux_X86_64 LibreOffice_project/420m0$Build-2</meta:generator>
    <meta:document-statistic meta:table-count="1" meta:image-count="0" meta:object-count="0" meta:page-count="2" meta:paragraph-count="58" meta:word-count="298" meta:character-count="2759" meta:non-whitespace-character-count="2371"/>
    <meta:user-defined meta:name="Información 1"/>
    <meta:user-defined meta:name="Información 2"/>
    <meta:user-defined meta:name="Información 3"/>
    <meta:user-defined meta:name="Información 4"/>
  </office:meta>
</office:document-meta>
</file>